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917in"/>
    </style:style>
    <style:style style:name="co2" style:family="table-column">
      <style:table-column-properties fo:break-before="auto" style:column-width="1.9063in"/>
    </style:style>
    <style:style style:name="co3" style:family="table-column">
      <style:table-column-properties fo:break-before="auto" style:column-width="1.4819in"/>
    </style:style>
    <style:style style:name="co4" style:family="table-column">
      <style:table-column-properties fo:break-before="auto" style:column-width="0.9102in"/>
    </style:style>
    <style:style style:name="co5" style:family="table-column">
      <style:table-column-properties fo:break-before="auto" style:column-width="3.1909in"/>
    </style:style>
    <style:style style:name="co6" style:family="table-column">
      <style:table-column-properties fo:break-before="auto" style:column-width="2.0701in"/>
    </style:style>
    <style:style style:name="co7" style:family="table-column">
      <style:table-column-properties fo:break-before="auto" style:column-width="2.0346in"/>
    </style:style>
    <style:style style:name="co8" style:family="table-column">
      <style:table-column-properties fo:break-before="auto" style:column-width="1.2209in"/>
    </style:style>
    <style:style style:name="ro1" style:family="table-row">
      <style:table-row-properties style:row-height="0.4866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1.3055in" fo:break-before="auto" style:use-optimal-row-height="true"/>
    </style:style>
    <style:style style:name="ro7" style:family="table-row">
      <style:table-row-properties style:row-height="1.1291in" fo:break-before="auto" style:use-optimal-row-height="true"/>
    </style:style>
    <style:style style:name="ro8" style:family="table-row">
      <style:table-row-properties style:row-height="0.1965in" fo:break-before="auto" style:use-optimal-row-height="true"/>
    </style:style>
    <style:style style:name="ro9" style:family="table-row">
      <style:table-row-properties style:row-height="0.6634in" fo:break-before="auto" style:use-optimal-row-height="true"/>
    </style:style>
    <style:style style:name="ro10"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Droid Sans Fallback" style:font-name-complex="FreeSans"/>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Liberation Sans" style:font-name-asian="Droid Sans Fallback" style:font-name-complex="FreeSans"/>
    </style:style>
    <style:style style:name="T1" style:family="text">
      <style:text-properties style:font-name-asian="Droid Sans Fallback"/>
    </style:style>
    <style:style style:name="T2" style:family="text">
      <style:text-properties style:font-name="Liberation Sans" style:font-name-asian="Droid Sans Fallback"/>
    </style:style>
  </office:automatic-styles>
  <office:body>
    <office:spreadsheet>
      <table:table table:name="script_choic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4" table:number-columns-repeated="1016" table:default-cell-style-name="Default"/>
        <table:table-row table:style-name="ro1">
          <table:table-cell table:number-columns-repeated="4"/>
          <table:table-cell office:value-type="string" calcext:value-type="string">
            <text:p>//==================================</text:p>
            <text:p>// File: C02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021.DAT-choice-0-props</text:p>
          </table:table-cell>
          <table:table-cell office:value-type="string" calcext:value-type="string">
            <text:p>#P("tilemapId", "0x1")</text:p>
            <text:p>#P("x", "0x97")</text:p>
            <text:p>#P("y", "0x14")</text:p>
            <text:p>#P("w", "0xA")</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021.DAT-choice-0-0</text:p>
          </table:table-cell>
          <table:table-cell table:number-columns-repeated="2"/>
          <table:table-cell office:value-type="string" calcext:value-type="string">
            <text:p>セーブする</text:p>
          </table:table-cell>
          <table:table-cell office:value-type="string" calcext:value-type="string">
            <text:p>Save</text:p>
          </table:table-cell>
          <table:table-cell/>
          <table:table-cell table:formula="of:=IF([.E3]=&quot;&quot;; &quot;untranscribed&quot;; IF([.F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021.DAT-choice-0-1</text:p>
          </table:table-cell>
          <table:table-cell table:number-columns-repeated="2"/>
          <table:table-cell office:value-type="string" calcext:value-type="string">
            <text:p>しない</text:p>
          </table:table-cell>
          <table:table-cell office:value-type="string" calcext:value-type="string">
            <text:p>Don't save</text:p>
          </table:table-cell>
          <table:table-cell/>
          <table:table-cell table:formula="of:=IF([.E4]=&quot;&quot;; &quot;untranscribed&quot;; IF([.F4]=&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1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01B.DAT-choice-0-props</text:p>
          </table:table-cell>
          <table:table-cell office:value-type="string" calcext:value-type="string">
            <text:p>#P("tilemapId", "0x1")</text:p>
            <text:p>#P("x", "0x14")</text:p>
            <text:p>#P("y", "0x4")</text:p>
            <text:p>#P("w", "0x10")</text:p>
            <text:p>#P("h", "0x4")</text:p>
            <text:p>#P("autoW", "1")</text:p>
          </table:table-cell>
          <table:table-cell table:number-columns-repeated="1021"/>
        </table:table-row>
        <table:table-row table:style-name="ro1">
          <table:table-cell office:value-type="string" calcext:value-type="string">
            <text:p>string</text:p>
          </table:table-cell>
          <table:table-cell office:value-type="string" calcext:value-type="string">
            <text:p>C101B.DAT-choice-0-0</text:p>
          </table:table-cell>
          <table:table-cell table:number-columns-repeated="2"/>
          <table:table-cell office:value-type="string" calcext:value-type="string">
            <text:p>死ぬ思いで起きる</text:p>
          </table:table-cell>
          <table:table-cell office:value-type="string" calcext:value-type="string">
            <text:p>Get up, at risk of death</text:p>
          </table:table-cell>
          <table:table-cell office:value-type="string" calcext:value-type="string">
            <text:p>NOTE: literally more like "wake up feeling like you're going to die"</text:p>
          </table:table-cell>
          <table:table-cell table:formula="of:=IF([.E7]=&quot;&quot;; &quot;untranscribed&quot;; IF([.F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1B.DAT-choice-0-1</text:p>
          </table:table-cell>
          <table:table-cell table:number-columns-repeated="2"/>
          <table:table-cell office:value-type="string" calcext:value-type="string">
            <text:p>死にそうなので寝る</text:p>
          </table:table-cell>
          <table:table-cell office:value-type="string" calcext:value-type="string">
            <text:p>Since you might die, sleep</text:p>
          </table:table-cell>
          <table:table-cell/>
          <table:table-cell table:formula="of:=IF([.E8]=&quot;&quot;; &quot;untranscribed&quot;; IF([.F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1F.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101F.DAT-choice-0-props</text:p>
          </table:table-cell>
          <table:table-cell table:style-name="ce1" office:value-type="string" calcext:value-type="string">
            <text:p><text:span text:style-name="T1">#P("tilemapId", "0x1")</text:span></text:p>
            <text:p><text:span text:style-name="T1">//#P("x", "0x14")</text:span></text:p>
            <text:p><text:span text:style-name="T1">#P("x", "0x12")</text:span></text:p>
            <text:p><text:span text:style-name="T1">#P("y", "0x4")</text:span></text:p>
            <text:p><text:span text:style-name="T1">#P("w", "0x10")</text:span></text:p>
            <text:p><text:span text:style-name="T1">#P("h", "0x4")</text:span></text:p>
            <text:p><text:span text:style-name="T1">#P("autoW", "1")</text:span></text:p>
          </table:table-cell>
          <table:table-cell table:number-columns-repeated="1021"/>
        </table:table-row>
        <table:table-row table:style-name="ro3">
          <table:table-cell office:value-type="string" calcext:value-type="string">
            <text:p>string</text:p>
          </table:table-cell>
          <table:table-cell office:value-type="string" calcext:value-type="string">
            <text:p>C101F.DAT-choice-0-0</text:p>
          </table:table-cell>
          <table:table-cell table:number-columns-repeated="2"/>
          <table:table-cell office:value-type="string" calcext:value-type="string">
            <text:p>仕方ないので起きる</text:p>
          </table:table-cell>
          <table:table-cell office:value-type="string" calcext:value-type="string">
            <text:p>There's no choice, so get up</text:p>
          </table:table-cell>
          <table:table-cell/>
          <table:table-cell table:formula="of:=IF([.E11]=&quot;&quot;; &quot;untranscribed&quot;; IF([.F1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1F.DAT-choice-0-1</text:p>
          </table:table-cell>
          <table:table-cell table:number-columns-repeated="2"/>
          <table:table-cell office:value-type="string" calcext:value-type="string">
            <text:p>仕方あっても眠る</text:p>
          </table:table-cell>
          <table:table-cell office:value-type="string" calcext:value-type="string">
            <text:p>There IS a choice, so sleep</text:p>
          </table:table-cell>
          <table:table-cell office:value-type="string" calcext:value-type="string">
            <text:p>CHECK</text:p>
          </table:table-cell>
          <table:table-cell table:formula="of:=IF([.E12]=&quot;&quot;; &quot;untranscribed&quot;; IF([.F1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02.DAT-choice-0-props</text:p>
          </table:table-cell>
          <table:table-cell office:value-type="string" calcext:value-type="string">
            <text:p>#P("tilemapId", "0x1")</text:p>
            <text:p>#P("x", "0x4")</text:p>
            <text:p>#P("y", "0x4")</text:p>
            <text:p>#P("w", "0xD")</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02.DAT-choice-0-0</text:p>
          </table:table-cell>
          <table:table-cell table:number-columns-repeated="2"/>
          <table:table-cell office:value-type="string" calcext:value-type="string">
            <text:p>寝る</text:p>
          </table:table-cell>
          <table:table-cell office:value-type="string" calcext:value-type="string">
            <text:p>Sleep</text:p>
          </table:table-cell>
          <table:table-cell/>
          <table:table-cell table:formula="of:=IF([.E15]=&quot;&quot;; &quot;untranscribed&quot;; IF([.F1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2.DAT-choice-0-1</text:p>
          </table:table-cell>
          <table:table-cell table:number-columns-repeated="2"/>
          <table:table-cell office:value-type="string" calcext:value-type="string">
            <text:p>今日は学校休む</text:p>
          </table:table-cell>
          <table:table-cell office:value-type="string" calcext:value-type="string">
            <text:p>Play hookey</text:p>
          </table:table-cell>
          <table:table-cell/>
          <table:table-cell table:formula="of:=IF([.E16]=&quot;&quot;; &quot;untranscribed&quot;; IF([.F1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2.DAT-choice-0-2</text:p>
          </table:table-cell>
          <table:table-cell table:number-columns-repeated="2"/>
          <table:table-cell office:value-type="string" calcext:value-type="string">
            <text:p>起きる</text:p>
          </table:table-cell>
          <table:table-cell office:value-type="string" calcext:value-type="string">
            <text:p>Wake up</text:p>
          </table:table-cell>
          <table:table-cell/>
          <table:table-cell table:formula="of:=IF([.E17]=&quot;&quot;; &quot;untranscribed&quot;; IF([.F1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5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05C.DAT-choice-0-props</text:p>
          </table:table-cell>
          <table:table-cell office:value-type="string" calcext:value-type="string">
            <text:p>#P("tilemapId", "0x1")</text:p>
            <text:p>#P("x", "0x8")</text:p>
            <text:p>#P("y", "0x8")</text:p>
            <text:p>#P("w", "0x8")</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05C.DAT-choice-0-0</text:p>
          </table:table-cell>
          <table:table-cell table:number-columns-repeated="2"/>
          <table:table-cell office:value-type="string" calcext:value-type="string">
            <text:p>食べる</text:p>
          </table:table-cell>
          <table:table-cell office:value-type="string" calcext:value-type="string">
            <text:p>Eat</text:p>
          </table:table-cell>
          <table:table-cell/>
          <table:table-cell table:formula="of:=IF([.E20]=&quot;&quot;; &quot;untranscribed&quot;; IF([.F2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5C.DAT-choice-0-1</text:p>
          </table:table-cell>
          <table:table-cell table:number-columns-repeated="2"/>
          <table:table-cell office:value-type="string" calcext:value-type="string">
            <text:p>食べない</text:p>
          </table:table-cell>
          <table:table-cell office:value-type="string" calcext:value-type="string">
            <text:p>Don't eat</text:p>
          </table:table-cell>
          <table:table-cell/>
          <table:table-cell table:formula="of:=IF([.E21]=&quot;&quot;; &quot;untranscribed&quot;; IF([.F21]=&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5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05D.DAT-choice-0-props</text:p>
          </table:table-cell>
          <table:table-cell table:formula="of:=T([.C19])" office:value-type="string" office:string-value="#P(&quot;tilemapId&quot;, &quot;0x1&quot;)&#10;#P(&quot;x&quot;, &quot;0x8&quot;)&#10;#P(&quot;y&quot;, &quot;0x8&quot;)&#10;#P(&quot;w&quot;, &quot;0x8&quot;)&#10;#P(&quot;h&quot;, &quot;0x4&quot;)&#10;#P(&quot;autoW&quot;, &quot;1&quot;)" calcext:value-type="string">
            <text:p>#P("tilemapId", "0x1")</text:p>
            <text:p>#P("x", "0x8")</text:p>
            <text:p>#P("y", "0x8")</text:p>
            <text:p>#P("w", "0x8")</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05D.DAT-choice-0-0</text:p>
          </table:table-cell>
          <table:table-cell/>
          <table:table-cell table:formula="of:=T([.D20])">
            <text:p/>
          </table:table-cell>
          <table:table-cell table:formula="of:=T([.E20])" office:value-type="string" office:string-value="食べる" calcext:value-type="string">
            <text:p>食べる</text:p>
          </table:table-cell>
          <table:table-cell table:formula="of:=T([.F20])" office:value-type="string" office:string-value="Eat" calcext:value-type="string">
            <text:p>Eat</text:p>
          </table:table-cell>
          <table:table-cell/>
          <table:table-cell table:formula="of:=IF([.E24]=&quot;&quot;; &quot;untranscribed&quot;; IF([.F2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5D.DAT-choice-0-1</text:p>
          </table:table-cell>
          <table:table-cell/>
          <table:table-cell table:formula="of:=T([.D21])">
            <text:p/>
          </table:table-cell>
          <table:table-cell table:formula="of:=T([.E21])" office:value-type="string" office:string-value="食べない" calcext:value-type="string">
            <text:p>食べない</text:p>
          </table:table-cell>
          <table:table-cell table:formula="of:=T([.F21])" office:value-type="string" office:string-value="Don't eat" calcext:value-type="string">
            <text:p>Don't eat</text:p>
          </table:table-cell>
          <table:table-cell/>
          <table:table-cell table:formula="of:=IF([.E25]=&quot;&quot;; &quot;untranscribed&quot;; IF([.F2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3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3A.DAT-choice-0-props</text:p>
          </table:table-cell>
          <table:table-cell office:value-type="string" calcext:value-type="string">
            <text:p>#P("tilemapId", "0x1")</text:p>
            <text:p>#P("x", "0x6")</text:p>
            <text:p>#P("y", "0x5")</text:p>
            <text:p>#P("w", "0x6")</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13A.DAT-choice-0-0</text:p>
          </table:table-cell>
          <table:table-cell table:number-columns-repeated="2"/>
          <table:table-cell office:value-type="string" calcext:value-type="string">
            <text:p>走る</text:p>
          </table:table-cell>
          <table:table-cell office:value-type="string" calcext:value-type="string">
            <text:p>Run</text:p>
          </table:table-cell>
          <table:table-cell/>
          <table:table-cell table:formula="of:=IF([.E28]=&quot;&quot;; &quot;untranscribed&quot;; IF([.F2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3A.DAT-choice-0-1</text:p>
          </table:table-cell>
          <table:table-cell table:number-columns-repeated="2"/>
          <table:table-cell office:value-type="string" calcext:value-type="string">
            <text:p>歩く</text:p>
          </table:table-cell>
          <table:table-cell office:value-type="string" calcext:value-type="string">
            <text:p>Walk</text:p>
          </table:table-cell>
          <table:table-cell/>
          <table:table-cell table:formula="of:=IF([.E29]=&quot;&quot;; &quot;untranscribed&quot;; IF([.F2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3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3B.DAT-choice-0-props</text:p>
          </table:table-cell>
          <table:table-cell table:formula="of:=T([.C27])" office:value-type="string" office:string-value="#P(&quot;tilemapId&quot;, &quot;0x1&quot;)&#10;#P(&quot;x&quot;, &quot;0x6&quot;)&#10;#P(&quot;y&quot;, &quot;0x5&quot;)&#10;#P(&quot;w&quot;, &quot;0x6&quot;)&#10;#P(&quot;h&quot;, &quot;0x4&quot;)&#10;#P(&quot;autoW&quot;, &quot;1&quot;)" calcext:value-type="string">
            <text:p>#P("tilemapId", "0x1")</text:p>
            <text:p>#P("x", "0x6")</text:p>
            <text:p>#P("y", "0x5")</text:p>
            <text:p>#P("w", "0x6")</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13B.DAT-choice-0-0</text:p>
          </table:table-cell>
          <table:table-cell/>
          <table:table-cell table:formula="of:=T([.D28])">
            <text:p/>
          </table:table-cell>
          <table:table-cell table:formula="of:=T([.E28])" office:value-type="string" office:string-value="走る" calcext:value-type="string">
            <text:p>走る</text:p>
          </table:table-cell>
          <table:table-cell table:formula="of:=T([.F28])" office:value-type="string" office:string-value="Run" calcext:value-type="string">
            <text:p>Run</text:p>
          </table:table-cell>
          <table:table-cell/>
          <table:table-cell table:formula="of:=IF([.E32]=&quot;&quot;; &quot;untranscribed&quot;; IF([.F3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3B.DAT-choice-0-1</text:p>
          </table:table-cell>
          <table:table-cell/>
          <table:table-cell table:formula="of:=T([.D29])">
            <text:p/>
          </table:table-cell>
          <table:table-cell table:formula="of:=T([.E29])" office:value-type="string" office:string-value="歩く" calcext:value-type="string">
            <text:p>歩く</text:p>
          </table:table-cell>
          <table:table-cell table:formula="of:=T([.F29])" office:value-type="string" office:string-value="Walk" calcext:value-type="string">
            <text:p>Walk</text:p>
          </table:table-cell>
          <table:table-cell/>
          <table:table-cell table:formula="of:=IF([.E33]=&quot;&quot;; &quot;untranscribed&quot;; IF([.F3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7.DAT-choice-0-props</text:p>
          </table:table-cell>
          <table:table-cell office:value-type="string" calcext:value-type="string">
            <text:p>#P("tilemapId", "0x1")</text:p>
            <text:p>#P("x", "0x4")</text:p>
            <text:p>#P("y", "0x13")</text:p>
            <text:p>#P("w", "0xE")</text:p>
            <text:p>#P("h", "0x6")</text:p>
            <text:p>#P("autoW", "1")</text:p>
          </table:table-cell>
          <table:table-cell table:number-columns-repeated="1021"/>
        </table:table-row>
        <table:table-row table:style-name="ro5">
          <table:table-cell office:value-type="string" calcext:value-type="string">
            <text:p>string</text:p>
          </table:table-cell>
          <table:table-cell office:value-type="string" calcext:value-type="string">
            <text:p>C117.DAT-choice-0-0</text:p>
          </table:table-cell>
          <table:table-cell table:number-columns-repeated="2"/>
          <table:table-cell office:value-type="string" calcext:value-type="string">
            <text:p>ケセランパサラン</text:p>
          </table:table-cell>
          <table:table-cell office:value-type="string" calcext:value-type="string">
            <text:p>Keseran-Pasaran</text:p>
          </table:table-cell>
          <table:table-cell office:value-type="string" calcext:value-type="string">
            <text:p>NOTE: see the main script for explanations of all this crap</text:p>
          </table:table-cell>
          <table:table-cell table:formula="of:=IF([.E36]=&quot;&quot;; &quot;untranscribed&quot;; IF([.F3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0-1</text:p>
          </table:table-cell>
          <table:table-cell table:number-columns-repeated="2"/>
          <table:table-cell office:value-type="string" calcext:value-type="string">
            <text:p>ただのホタル</text:p>
          </table:table-cell>
          <table:table-cell office:value-type="string" calcext:value-type="string">
            <text:p>Plain old fireflies</text:p>
          </table:table-cell>
          <table:table-cell office:value-type="string" calcext:value-type="string">
            <text:p>CHECK</text:p>
          </table:table-cell>
          <table:table-cell table:formula="of:=IF([.E37]=&quot;&quot;; &quot;untranscribed&quot;; IF([.F3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0-2</text:p>
          </table:table-cell>
          <table:table-cell table:number-columns-repeated="2"/>
          <table:table-cell office:value-type="string" calcext:value-type="string">
            <text:p>ユーレイ</text:p>
          </table:table-cell>
          <table:table-cell office:value-type="string" calcext:value-type="string">
            <text:p>Ghosts</text:p>
          </table:table-cell>
          <table:table-cell/>
          <table:table-cell table:formula="of:=IF([.E38]=&quot;&quot;; &quot;untranscribed&quot;; IF([.F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7.DAT-choice-1-props</text:p>
          </table:table-cell>
          <table:table-cell office:value-type="string" calcext:value-type="string">
            <text:p>#P("tilemapId", "0x2")</text:p>
            <text:p>#P("x", "0x4")</text:p>
            <text:p>#P("y", "0x13")</text:p>
            <text:p>#P("w", "0xA")</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17.DAT-choice-1-0</text:p>
          </table:table-cell>
          <table:table-cell table:number-columns-repeated="2"/>
          <table:table-cell office:value-type="string" calcext:value-type="string">
            <text:p>綿菓子</text:p>
          </table:table-cell>
          <table:table-cell office:value-type="string" calcext:value-type="string">
            <text:p>Cotton candy</text:p>
          </table:table-cell>
          <table:table-cell/>
          <table:table-cell table:formula="of:=IF([.E40]=&quot;&quot;; &quot;untranscribed&quot;; IF([.F4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1-1</text:p>
          </table:table-cell>
          <table:table-cell table:number-columns-repeated="2"/>
          <table:table-cell office:value-type="string" calcext:value-type="string">
            <text:p>マルチーズ</text:p>
          </table:table-cell>
          <table:table-cell office:value-type="string" calcext:value-type="string">
            <text:p>Malteses</text:p>
          </table:table-cell>
          <table:table-cell/>
          <table:table-cell table:formula="of:=IF([.E41]=&quot;&quot;; &quot;untranscribed&quot;; IF([.F4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1-2</text:p>
          </table:table-cell>
          <table:table-cell table:number-columns-repeated="2"/>
          <table:table-cell office:value-type="string" calcext:value-type="string">
            <text:p>ユーレイ</text:p>
          </table:table-cell>
          <table:table-cell office:value-type="string" calcext:value-type="string">
            <text:p>Ghosts</text:p>
          </table:table-cell>
          <table:table-cell/>
          <table:table-cell table:formula="of:=IF([.E42]=&quot;&quot;; &quot;untranscribed&quot;; IF([.F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7.DAT-choice-2-props</text:p>
          </table:table-cell>
          <table:table-cell office:value-type="string" calcext:value-type="string">
            <text:p>#P("tilemapId", "0x3")</text:p>
            <text:p>#P("x", "0x4")</text:p>
            <text:p>#P("y", "0x13")</text:p>
            <text:p>#P("w", "0xB")</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17.DAT-choice-2-0</text:p>
          </table:table-cell>
          <table:table-cell table:number-columns-repeated="2"/>
          <table:table-cell office:value-type="string" calcext:value-type="string">
            <text:p>トゥクトゥプ</text:p>
          </table:table-cell>
          <table:table-cell office:value-type="string" calcext:value-type="string">
            <text:p>Tooktoop</text:p>
          </table:table-cell>
          <table:table-cell/>
          <table:table-cell table:formula="of:=IF([.E44]=&quot;&quot;; &quot;untranscribed&quot;; IF([.F4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2-1</text:p>
          </table:table-cell>
          <table:table-cell table:number-columns-repeated="2"/>
          <table:table-cell office:value-type="string" calcext:value-type="string">
            <text:p>ティラミス</text:p>
          </table:table-cell>
          <table:table-cell office:value-type="string" calcext:value-type="string">
            <text:p>Tiramisu</text:p>
          </table:table-cell>
          <table:table-cell/>
          <table:table-cell table:formula="of:=IF([.E45]=&quot;&quot;; &quot;untranscribed&quot;; IF([.F4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2-2</text:p>
          </table:table-cell>
          <table:table-cell table:number-columns-repeated="2"/>
          <table:table-cell office:value-type="string" calcext:value-type="string">
            <text:p>ユーレイ！</text:p>
          </table:table-cell>
          <table:table-cell office:value-type="string" calcext:value-type="string">
            <text:p>Ghosts!</text:p>
          </table:table-cell>
          <table:table-cell/>
          <table:table-cell table:formula="of:=IF([.E46]=&quot;&quot;; &quot;untranscribed&quot;; IF([.F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7.DAT-choice-3-props</text:p>
          </table:table-cell>
          <table:table-cell office:value-type="string" calcext:value-type="string">
            <text:p>#P("tilemapId", "0x4")</text:p>
            <text:p>#P("x", "0x4")</text:p>
            <text:p>#P("y", "0x11")</text:p>
            <text:p>#P("w", "0x10")</text:p>
            <text:p>#P("h", "0x8")</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17.DAT-choice-3-0</text:p>
          </table:table-cell>
          <table:table-cell table:number-columns-repeated="2"/>
          <table:table-cell office:value-type="string" calcext:value-type="string">
            <text:p>Ｇペン</text:p>
          </table:table-cell>
          <table:table-cell office:value-type="string" calcext:value-type="string">
            <text:p>A G-Pen</text:p>
          </table:table-cell>
          <table:table-cell/>
          <table:table-cell table:formula="of:=IF([.E48]=&quot;&quot;; &quot;untranscribed&quot;; IF([.F4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3-1</text:p>
          </table:table-cell>
          <table:table-cell table:number-columns-repeated="2"/>
          <table:table-cell office:value-type="string" calcext:value-type="string">
            <text:p>ごぼう</text:p>
          </table:table-cell>
          <table:table-cell office:value-type="string" calcext:value-type="string">
            <text:p>Burdock</text:p>
          </table:table-cell>
          <table:table-cell/>
          <table:table-cell table:formula="of:=IF([.E49]=&quot;&quot;; &quot;untranscribed&quot;; IF([.F4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3-2</text:p>
          </table:table-cell>
          <table:table-cell table:number-columns-repeated="2"/>
          <table:table-cell office:value-type="string" calcext:value-type="string">
            <text:p>ペリー・ローダン</text:p>
          </table:table-cell>
          <table:table-cell office:value-type="string" calcext:value-type="string">
            <text:p>Perry Rhodan</text:p>
          </table:table-cell>
          <table:table-cell/>
          <table:table-cell table:formula="of:=IF([.E50]=&quot;&quot;; &quot;untranscribed&quot;; IF([.F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3-3</text:p>
          </table:table-cell>
          <table:table-cell table:number-columns-repeated="2"/>
          <table:table-cell office:value-type="string" calcext:value-type="string">
            <text:p>ユーレイ！</text:p>
          </table:table-cell>
          <table:table-cell office:value-type="string" calcext:value-type="string">
            <text:p>GHOSTS!</text:p>
          </table:table-cell>
          <table:table-cell/>
          <table:table-cell table:formula="of:=IF([.E51]=&quot;&quot;; &quot;untranscribed&quot;; IF([.F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7.DAT-choice-4-props</text:p>
          </table:table-cell>
          <table:table-cell office:value-type="string" calcext:value-type="string">
            <text:p>#P("tilemapId", "0x5")</text:p>
            <text:p>#P("x", "0x4")</text:p>
            <text:p>#P("y", "0x11")</text:p>
            <text:p>#P("w", "0x11")</text:p>
            <text:p>#P("h", "0x8")</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17.DAT-choice-4-0</text:p>
          </table:table-cell>
          <table:table-cell table:number-columns-repeated="2"/>
          <table:table-cell office:value-type="string" calcext:value-type="string">
            <text:p>弓美ちゃんパニック</text:p>
          </table:table-cell>
          <table:table-cell office:value-type="string" calcext:value-type="string">
            <text:p>Yumimi-chan Panic</text:p>
          </table:table-cell>
          <table:table-cell/>
          <table:table-cell table:formula="of:=IF([.E53]=&quot;&quot;; &quot;untranscribed&quot;; IF([.F5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4-1</text:p>
          </table:table-cell>
          <table:table-cell table:number-columns-repeated="2"/>
          <table:table-cell office:value-type="string" calcext:value-type="string">
            <text:p>ダンディライオン</text:p>
          </table:table-cell>
          <table:table-cell office:value-type="string" calcext:value-type="string">
            <text:p>Dandelions</text:p>
          </table:table-cell>
          <table:table-cell/>
          <table:table-cell table:formula="of:=IF([.E54]=&quot;&quot;; &quot;untranscribed&quot;; IF([.F5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4-2</text:p>
          </table:table-cell>
          <table:table-cell table:number-columns-repeated="2"/>
          <table:table-cell office:value-type="string" calcext:value-type="string">
            <text:p>くじら</text:p>
          </table:table-cell>
          <table:table-cell office:value-type="string" calcext:value-type="string">
            <text:p>A whale</text:p>
          </table:table-cell>
          <table:table-cell/>
          <table:table-cell table:formula="of:=IF([.E55]=&quot;&quot;; &quot;untranscribed&quot;; IF([.F5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4-3</text:p>
          </table:table-cell>
          <table:table-cell table:number-columns-repeated="2"/>
          <table:table-cell office:value-type="string" calcext:value-type="string">
            <text:p>ユーレイだってば！</text:p>
          </table:table-cell>
          <table:table-cell office:value-type="string" calcext:value-type="string">
            <text:p>I'm telling you, GHOSTS!</text:p>
          </table:table-cell>
          <table:table-cell/>
          <table:table-cell table:formula="of:=IF([.E56]=&quot;&quot;; &quot;untranscribed&quot;; IF([.F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7.DAT-choice-5-props</text:p>
          </table:table-cell>
          <table:table-cell office:value-type="string" calcext:value-type="string">
            <text:p>#P("tilemapId", "0x6")</text:p>
            <text:p>#P("x", "0x4")</text:p>
            <text:p>#P("y", "0x11")</text:p>
            <text:p>#P("w", "0xD")</text:p>
            <text:p>#P("h", "0x8")</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17.DAT-choice-5-0</text:p>
          </table:table-cell>
          <table:table-cell table:number-columns-repeated="2"/>
          <table:table-cell office:value-type="string" calcext:value-type="string">
            <text:p>プニュームキン</text:p>
          </table:table-cell>
          <table:table-cell table:style-name="ce1" office:value-type="string" calcext:value-type="string">
            <text:p>Punyoomkin</text:p>
          </table:table-cell>
          <table:table-cell/>
          <table:table-cell table:formula="of:=IF([.E58]=&quot;&quot;; &quot;untranscribed&quot;; IF([.F5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5-1</text:p>
          </table:table-cell>
          <table:table-cell table:number-columns-repeated="2"/>
          <table:table-cell office:value-type="string" calcext:value-type="string">
            <text:p>ヘロドトス</text:p>
          </table:table-cell>
          <table:table-cell office:value-type="string" calcext:value-type="string">
            <text:p>Herodotus</text:p>
          </table:table-cell>
          <table:table-cell/>
          <table:table-cell table:formula="of:=IF([.E59]=&quot;&quot;; &quot;untranscribed&quot;; IF([.F5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5-2</text:p>
          </table:table-cell>
          <table:table-cell table:number-columns-repeated="2"/>
          <table:table-cell office:value-type="string" calcext:value-type="string">
            <text:p>もやし</text:p>
          </table:table-cell>
          <table:table-cell office:value-type="string" calcext:value-type="string">
            <text:p>Bean sprouts</text:p>
          </table:table-cell>
          <table:table-cell/>
          <table:table-cell table:formula="of:=IF([.E60]=&quot;&quot;; &quot;untranscribed&quot;; IF([.F6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5-3</text:p>
          </table:table-cell>
          <table:table-cell table:number-columns-repeated="2"/>
          <table:table-cell office:value-type="string" calcext:value-type="string">
            <text:p>ユーレイかも</text:p>
          </table:table-cell>
          <table:table-cell office:value-type="string" calcext:value-type="string">
            <text:p>They could be ghosts</text:p>
          </table:table-cell>
          <table:table-cell office:value-type="string" calcext:value-type="string">
            <text:p>CHECK</text:p>
          </table:table-cell>
          <table:table-cell table:formula="of:=IF([.E61]=&quot;&quot;; &quot;untranscribed&quot;; IF([.F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7.DAT-choice-6-props</text:p>
          </table:table-cell>
          <table:table-cell office:value-type="string" calcext:value-type="string">
            <text:p>#P("tilemapId", "0x8")</text:p>
            <text:p>#P("x", "0x4")</text:p>
            <text:p>#P("y", "0x13")</text:p>
            <text:p>#P("w", "0xF")</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17.DAT-choice-6-0</text:p>
          </table:table-cell>
          <table:table-cell table:number-columns-repeated="2"/>
          <table:table-cell office:value-type="string" calcext:value-type="string">
            <text:p>マルスマティック</text:p>
          </table:table-cell>
          <table:table-cell table:style-name="ce1" office:value-type="string" calcext:value-type="string">
            <text:p>A Marsmatic</text:p>
          </table:table-cell>
          <table:table-cell/>
          <table:table-cell table:formula="of:=IF([.E63]=&quot;&quot;; &quot;untranscribed&quot;; IF([.F6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6-1</text:p>
          </table:table-cell>
          <table:table-cell table:number-columns-repeated="2"/>
          <table:table-cell office:value-type="string" calcext:value-type="string">
            <text:p>関東ローム層</text:p>
          </table:table-cell>
          <table:table-cell office:value-type="string" calcext:value-type="string">
            <text:p>The Kanto Loam Formations</text:p>
          </table:table-cell>
          <table:table-cell/>
          <table:table-cell table:formula="of:=IF([.E64]=&quot;&quot;; &quot;untranscribed&quot;; IF([.F6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6-2</text:p>
          </table:table-cell>
          <table:table-cell table:number-columns-repeated="2"/>
          <table:table-cell office:value-type="string" calcext:value-type="string">
            <text:p>ユーレイ</text:p>
          </table:table-cell>
          <table:table-cell office:value-type="string" calcext:value-type="string">
            <text:p>Ghosts</text:p>
          </table:table-cell>
          <table:table-cell/>
          <table:table-cell table:formula="of:=IF([.E65]=&quot;&quot;; &quot;untranscribed&quot;; IF([.F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7.DAT-choice-7-props</text:p>
          </table:table-cell>
          <table:table-cell office:value-type="string" calcext:value-type="string">
            <text:p>#P("tilemapId", "0x7")</text:p>
            <text:p>#P("x", "0x4")</text:p>
            <text:p>#P("y", "0x13")</text:p>
            <text:p>#P("w", "0x9")</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17.DAT-choice-7-0</text:p>
          </table:table-cell>
          <table:table-cell table:number-columns-repeated="2"/>
          <table:table-cell office:value-type="string" calcext:value-type="string">
            <text:p>ユーレイ</text:p>
          </table:table-cell>
          <table:table-cell office:value-type="string" calcext:value-type="string">
            <text:p>Ghosts</text:p>
          </table:table-cell>
          <table:table-cell/>
          <table:table-cell table:formula="of:=IF([.E67]=&quot;&quot;; &quot;untranscribed&quot;; IF([.F6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7-1</text:p>
          </table:table-cell>
          <table:table-cell table:number-columns-repeated="2"/>
          <table:table-cell office:value-type="string" calcext:value-type="string">
            <text:p>[blank]</text:p>
          </table:table-cell>
          <table:table-cell table:number-columns-repeated="2"/>
          <table:table-cell table:formula="of:=IF([.E68]=&quot;&quot;; &quot;untranscribed&quot;; IF([.F68]=&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C117.DAT-choice-7-2</text:p>
          </table:table-cell>
          <table:table-cell table:number-columns-repeated="2"/>
          <table:table-cell office:value-type="string" calcext:value-type="string">
            <text:p>[blank]</text:p>
          </table:table-cell>
          <table:table-cell table:number-columns-repeated="2"/>
          <table:table-cell table:formula="of:=IF([.E69]=&quot;&quot;; &quot;untranscribed&quot;; IF([.F69]=&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120A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20A2.DAT-choice-0-props</text:p>
          </table:table-cell>
          <table:table-cell office:value-type="string" calcext:value-type="string">
            <text:p>#P("tilemapId", "0x1")</text:p>
            <text:p>#P("x", "0x7")</text:p>
            <text:p>#P("y", "0x4")</text:p>
            <text:p>#P("w", "0xB")</text:p>
            <text:p>#P("h", "0x4")</text:p>
            <text:p>#P("autoW", "1")</text:p>
          </table:table-cell>
          <table:table-cell table:number-columns-repeated="1021"/>
        </table:table-row>
        <table:table-row table:style-name="ro1">
          <table:table-cell office:value-type="string" calcext:value-type="string">
            <text:p>string</text:p>
          </table:table-cell>
          <table:table-cell office:value-type="string" calcext:value-type="string">
            <text:p>C120A2.DAT-choice-0-0</text:p>
          </table:table-cell>
          <table:table-cell table:number-columns-repeated="2"/>
          <table:table-cell office:value-type="string" calcext:value-type="string">
            <text:p>人物紹介する</text:p>
          </table:table-cell>
          <table:table-cell office:value-type="string" calcext:value-type="string">
            <text:p>Introduce characters</text:p>
          </table:table-cell>
          <table:table-cell office:value-type="string" calcext:value-type="string">
            <text:p>NOTE: the introduction is for both sakurako and shinichi, so this needs to be plural</text:p>
          </table:table-cell>
          <table:table-cell table:formula="of:=IF([.E72]=&quot;&quot;; &quot;untranscribed&quot;; IF([.F7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20A2.DAT-choice-0-1</text:p>
          </table:table-cell>
          <table:table-cell table:number-columns-repeated="2"/>
          <table:table-cell office:value-type="string" calcext:value-type="string">
            <text:p>しない</text:p>
          </table:table-cell>
          <table:table-cell office:value-type="string" calcext:value-type="string">
            <text:p>Don't do it</text:p>
          </table:table-cell>
          <table:table-cell/>
          <table:table-cell table:formula="of:=IF([.E73]=&quot;&quot;; &quot;untranscribed&quot;; IF([.F7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2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132A.DAT-choice-0-props</text:p>
          </table:table-cell>
          <table:table-cell office:value-type="string" calcext:value-type="string">
            <text:p>#P("tilemapId", "0x1")</text:p>
            <text:p>//#P("x", "0x17")</text:p>
            <text:p><text:span text:style-name="T2">#P("x", "0x16")</text:span></text:p>
            <text:p>#P("y", "0x3")</text:p>
            <text:p>#P("w", "0xD")</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32A.DAT-choice-0-0</text:p>
          </table:table-cell>
          <table:table-cell table:number-columns-repeated="2"/>
          <table:table-cell office:value-type="string" calcext:value-type="string">
            <text:p>思わずなぐる</text:p>
          </table:table-cell>
          <table:table-cell office:value-type="string" calcext:value-type="string">
            <text:p>Reflexively punch him</text:p>
          </table:table-cell>
          <table:table-cell/>
          <table:table-cell table:formula="of:=IF([.E76]=&quot;&quot;; &quot;untranscribed&quot;; IF([.F7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32A.DAT-choice-0-1</text:p>
          </table:table-cell>
          <table:table-cell table:number-columns-repeated="2"/>
          <table:table-cell office:value-type="string" calcext:value-type="string">
            <text:p>蹴る</text:p>
          </table:table-cell>
          <table:table-cell office:value-type="string" calcext:value-type="string">
            <text:p>Kick him</text:p>
          </table:table-cell>
          <table:table-cell/>
          <table:table-cell table:formula="of:=IF([.E77]=&quot;&quot;; &quot;untranscribed&quot;; IF([.F7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36A.DAT-choice-0-props</text:p>
          </table:table-cell>
          <table:table-cell office:value-type="string" calcext:value-type="string">
            <text:p>#P("tilemapId", "0x1")</text:p>
            <text:p>#P("x", "0x5")</text:p>
            <text:p>#P("y", "0x4")</text:p>
            <text:p>#P("w", "0xB")</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36A.DAT-choice-0-0</text:p>
          </table:table-cell>
          <table:table-cell/>
          <table:table-cell table:formula="of:=T([.D72])">
            <text:p/>
          </table:table-cell>
          <table:table-cell table:formula="of:=T([.E72])" office:value-type="string" office:string-value="人物紹介する" calcext:value-type="string">
            <text:p>人物紹介する</text:p>
          </table:table-cell>
          <table:table-cell office:value-type="string" calcext:value-type="string">
            <text:p>Introduce character</text:p>
          </table:table-cell>
          <table:table-cell/>
          <table:table-cell table:formula="of:=IF([.E80]=&quot;&quot;; &quot;untranscribed&quot;; IF([.F8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36A.DAT-choice-0-1</text:p>
          </table:table-cell>
          <table:table-cell/>
          <table:table-cell table:formula="of:=T([.D73])">
            <text:p/>
          </table:table-cell>
          <table:table-cell table:formula="of:=T([.E73])" office:value-type="string" office:string-value="しない" calcext:value-type="string">
            <text:p>しない</text:p>
          </table:table-cell>
          <table:table-cell office:value-type="string" calcext:value-type="string">
            <text:p>Don't do it</text:p>
          </table:table-cell>
          <table:table-cell/>
          <table:table-cell table:formula="of:=IF([.E81]=&quot;&quot;; &quot;untranscribed&quot;; IF([.F81]=&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36B.DAT-choice-0-props</text:p>
          </table:table-cell>
          <table:table-cell table:formula="of:=T([.C79])" office:value-type="string" office:string-value="#P(&quot;tilemapId&quot;, &quot;0x1&quot;)&#10;#P(&quot;x&quot;, &quot;0x5&quot;)&#10;#P(&quot;y&quot;, &quot;0x4&quot;)&#10;#P(&quot;w&quot;, &quot;0xB&quot;)&#10;#P(&quot;h&quot;, &quot;0x4&quot;)&#10;#P(&quot;autoW&quot;, &quot;1&quot;)" calcext:value-type="string">
            <text:p>#P("tilemapId", "0x1")</text:p>
            <text:p>#P("x", "0x5")</text:p>
            <text:p>#P("y", "0x4")</text:p>
            <text:p>#P("w", "0xB")</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36B.DAT-choice-0-0</text:p>
          </table:table-cell>
          <table:table-cell/>
          <table:table-cell table:formula="of:=T([.D80])">
            <text:p/>
          </table:table-cell>
          <table:table-cell table:formula="of:=T([.E80])" office:value-type="string" office:string-value="人物紹介する" calcext:value-type="string">
            <text:p>人物紹介する</text:p>
          </table:table-cell>
          <table:table-cell table:formula="of:=T([.F80])" office:value-type="string" office:string-value="Introduce character" calcext:value-type="string">
            <text:p>Introduce character</text:p>
          </table:table-cell>
          <table:table-cell/>
          <table:table-cell table:formula="of:=IF([.E84]=&quot;&quot;; &quot;untranscribed&quot;; IF([.F8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36B.DAT-choice-0-1</text:p>
          </table:table-cell>
          <table:table-cell/>
          <table:table-cell table:formula="of:=T([.D81])">
            <text:p/>
          </table:table-cell>
          <table:table-cell table:formula="of:=T([.E81])" office:value-type="string" office:string-value="しない" calcext:value-type="string">
            <text:p>しない</text:p>
          </table:table-cell>
          <table:table-cell table:formula="of:=T([.F81])" office:value-type="string" office:string-value="Don't do it" calcext:value-type="string">
            <text:p>Don't do it</text:p>
          </table:table-cell>
          <table:table-cell/>
          <table:table-cell table:formula="of:=IF([.E85]=&quot;&quot;; &quot;untranscribed&quot;; IF([.F8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36C.DAT-choice-0-props</text:p>
          </table:table-cell>
          <table:table-cell table:formula="of:=T([.C79])" office:value-type="string" office:string-value="#P(&quot;tilemapId&quot;, &quot;0x1&quot;)&#10;#P(&quot;x&quot;, &quot;0x5&quot;)&#10;#P(&quot;y&quot;, &quot;0x4&quot;)&#10;#P(&quot;w&quot;, &quot;0xB&quot;)&#10;#P(&quot;h&quot;, &quot;0x4&quot;)&#10;#P(&quot;autoW&quot;, &quot;1&quot;)" calcext:value-type="string">
            <text:p>#P("tilemapId", "0x1")</text:p>
            <text:p>#P("x", "0x5")</text:p>
            <text:p>#P("y", "0x4")</text:p>
            <text:p>#P("w", "0xB")</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36C.DAT-choice-0-0</text:p>
          </table:table-cell>
          <table:table-cell/>
          <table:table-cell table:style-name="ce1" table:formula="of:=T([.D80])">
            <text:p/>
          </table:table-cell>
          <table:table-cell table:style-name="ce1" table:formula="of:=T([.E80])" office:value-type="string" office:string-value="人物紹介する" calcext:value-type="string">
            <text:p>人物紹介する</text:p>
          </table:table-cell>
          <table:table-cell table:style-name="ce1" table:formula="of:=T([.F80])" office:value-type="string" office:string-value="Introduce character" calcext:value-type="string">
            <text:p>Introduce character</text:p>
          </table:table-cell>
          <table:table-cell/>
          <table:table-cell table:formula="of:=IF([.E88]=&quot;&quot;; &quot;untranscribed&quot;; IF([.F8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36C.DAT-choice-0-1</text:p>
          </table:table-cell>
          <table:table-cell/>
          <table:table-cell table:style-name="ce1" table:formula="of:=T([.D81])">
            <text:p/>
          </table:table-cell>
          <table:table-cell table:style-name="ce1" table:formula="of:=T([.E81])" office:value-type="string" office:string-value="しない" calcext:value-type="string">
            <text:p>しない</text:p>
          </table:table-cell>
          <table:table-cell table:style-name="ce1" table:formula="of:=T([.F81])" office:value-type="string" office:string-value="Don't do it" calcext:value-type="string">
            <text:p>Don't do it</text:p>
          </table:table-cell>
          <table:table-cell/>
          <table:table-cell table:formula="of:=IF([.E89]=&quot;&quot;; &quot;untranscribed&quot;; IF([.F8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3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43A.DAT-choice-0-props</text:p>
          </table:table-cell>
          <table:table-cell office:value-type="string" calcext:value-type="string">
            <text:p>#P("tilemapId", "0x1")</text:p>
            <text:p>#P("x", "0x6")</text:p>
            <text:p>#P("y", "0x12")</text:p>
            <text:p>#P("w", "0xA")</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43A.DAT-choice-0-0</text:p>
          </table:table-cell>
          <table:table-cell table:number-columns-repeated="2"/>
          <table:table-cell office:value-type="string" calcext:value-type="string">
            <text:p>すぐ行く</text:p>
          </table:table-cell>
          <table:table-cell office:value-type="string" calcext:value-type="string">
            <text:p>Go right away</text:p>
          </table:table-cell>
          <table:table-cell/>
          <table:table-cell table:formula="of:=IF([.E92]=&quot;&quot;; &quot;untranscribed&quot;; IF([.F9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43A.DAT-choice-0-1</text:p>
          </table:table-cell>
          <table:table-cell table:number-columns-repeated="2"/>
          <table:table-cell office:value-type="string" calcext:value-type="string">
            <text:p>少しゴネる</text:p>
          </table:table-cell>
          <table:table-cell office:value-type="string" calcext:value-type="string">
            <text:p>Whine about it</text:p>
          </table:table-cell>
          <table:table-cell/>
          <table:table-cell table:formula="of:=IF([.E93]=&quot;&quot;; &quot;untranscribed&quot;; IF([.F9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43A.DAT-choice-0-2</text:p>
          </table:table-cell>
          <table:table-cell table:number-columns-repeated="2"/>
          <table:table-cell office:value-type="string" calcext:value-type="string">
            <text:p>断わる</text:p>
          </table:table-cell>
          <table:table-cell office:value-type="string" calcext:value-type="string">
            <text:p>Refuse</text:p>
          </table:table-cell>
          <table:table-cell/>
          <table:table-cell table:formula="of:=IF([.E94]=&quot;&quot;; &quot;untranscribed&quot;; IF([.F94]=&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1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161A.DAT-choice-0-props</text:p>
          </table:table-cell>
          <table:table-cell office:value-type="string" calcext:value-type="string">
            <text:p>#P("tilemapId", "0x1")</text:p>
            <text:p>//#P("x", "0x15")</text:p>
            <text:p><text:span text:style-name="T2">#P("x", "0x14")</text:span></text:p>
            <text:p>#P("y", "0x4")</text:p>
            <text:p>#P("w", "0x10")</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61A.DAT-choice-0-0</text:p>
          </table:table-cell>
          <table:table-cell table:number-columns-repeated="2"/>
          <table:table-cell office:value-type="string" calcext:value-type="string">
            <text:p>つきとばす</text:p>
          </table:table-cell>
          <table:table-cell office:value-type="string" calcext:value-type="string">
            <text:p>Push her off</text:p>
          </table:table-cell>
          <table:table-cell/>
          <table:table-cell table:formula="of:=IF([.E97]=&quot;&quot;; &quot;untranscribed&quot;; IF([.F9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61A.DAT-choice-0-1</text:p>
          </table:table-cell>
          <table:table-cell table:number-columns-repeated="2"/>
          <table:table-cell office:value-type="string" calcext:value-type="string">
            <text:p>逃げる</text:p>
          </table:table-cell>
          <table:table-cell office:value-type="string" calcext:value-type="string">
            <text:p>Run away</text:p>
          </table:table-cell>
          <table:table-cell/>
          <table:table-cell table:formula="of:=IF([.E98]=&quot;&quot;; &quot;untranscribed&quot;; IF([.F9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61A.DAT-choice-0-2</text:p>
          </table:table-cell>
          <table:table-cell table:number-columns-repeated="2"/>
          <table:table-cell office:value-type="string" calcext:value-type="string">
            <text:p>ほおずりされるまま</text:p>
          </table:table-cell>
          <table:table-cell office:value-type="string" calcext:value-type="string">
            <text:p>Let her rub your cheek</text:p>
          </table:table-cell>
          <table:table-cell/>
          <table:table-cell table:formula="of:=IF([.E99]=&quot;&quot;; &quot;untranscribed&quot;; IF([.F9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1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61B.DAT-choice-0-props</text:p>
          </table:table-cell>
          <table:table-cell office:value-type="string" calcext:value-type="string">
            <text:p>#P("tilemapId", "0x1")</text:p>
            <text:p>#P("x", "0x18")</text:p>
            <text:p>#P("y", "0x5")</text:p>
            <text:p>#P("w", "0xA")</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61B.DAT-choice-0-0</text:p>
          </table:table-cell>
          <table:table-cell table:number-columns-repeated="2"/>
          <table:table-cell office:value-type="string" calcext:value-type="string">
            <text:p>愛してる</text:p>
          </table:table-cell>
          <table:table-cell office:value-type="string" calcext:value-type="string">
            <text:p>I love you</text:p>
          </table:table-cell>
          <table:table-cell/>
          <table:table-cell table:formula="of:=IF([.E102]=&quot;&quot;; &quot;untranscribed&quot;; IF([.F10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61B.DAT-choice-0-1</text:p>
          </table:table-cell>
          <table:table-cell table:number-columns-repeated="2"/>
          <table:table-cell office:value-type="string" calcext:value-type="string">
            <text:p>愛してない</text:p>
          </table:table-cell>
          <table:table-cell office:value-type="string" calcext:value-type="string">
            <text:p>I don't love you</text:p>
          </table:table-cell>
          <table:table-cell/>
          <table:table-cell table:formula="of:=IF([.E103]=&quot;&quot;; &quot;untranscribed&quot;; IF([.F10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1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61D.DAT-choice-0-props</text:p>
          </table:table-cell>
          <table:table-cell table:formula="of:=T([.C101])" office:value-type="string" office:string-value="#P(&quot;tilemapId&quot;, &quot;0x1&quot;)&#10;#P(&quot;x&quot;, &quot;0x18&quot;)&#10;#P(&quot;y&quot;, &quot;0x5&quot;)&#10;#P(&quot;w&quot;, &quot;0xA&quot;)&#10;#P(&quot;h&quot;, &quot;0x4&quot;)&#10;#P(&quot;autoW&quot;, &quot;1&quot;)" calcext:value-type="string">
            <text:p>#P("tilemapId", "0x1")</text:p>
            <text:p>#P("x", "0x18")</text:p>
            <text:p>#P("y", "0x5")</text:p>
            <text:p>#P("w", "0xA")</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61D.DAT-choice-0-0</text:p>
          </table:table-cell>
          <table:table-cell/>
          <table:table-cell table:formula="of:=T([.D102])">
            <text:p/>
          </table:table-cell>
          <table:table-cell table:formula="of:=T([.E102])" office:value-type="string" office:string-value="愛してる" calcext:value-type="string">
            <text:p>愛してる</text:p>
          </table:table-cell>
          <table:table-cell table:formula="of:=T([.F102])" office:value-type="string" office:string-value="I love you" calcext:value-type="string">
            <text:p>I love you</text:p>
          </table:table-cell>
          <table:table-cell/>
          <table:table-cell table:formula="of:=IF([.E106]=&quot;&quot;; &quot;untranscribed&quot;; IF([.F10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61D.DAT-choice-0-1</text:p>
          </table:table-cell>
          <table:table-cell/>
          <table:table-cell table:formula="of:=T([.D103])">
            <text:p/>
          </table:table-cell>
          <table:table-cell table:formula="of:=T([.E103])" office:value-type="string" office:string-value="愛してない" calcext:value-type="string">
            <text:p>愛してない</text:p>
          </table:table-cell>
          <table:table-cell table:formula="of:=T([.F103])" office:value-type="string" office:string-value="I don't love you" calcext:value-type="string">
            <text:p>I don't love you</text:p>
          </table:table-cell>
          <table:table-cell/>
          <table:table-cell table:formula="of:=IF([.E107]=&quot;&quot;; &quot;untranscribed&quot;; IF([.F10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64.DAT-choice-0-props</text:p>
          </table:table-cell>
          <table:table-cell office:value-type="string" calcext:value-type="string">
            <text:p>#P("tilemapId", "0x1")</text:p>
            <text:p>#P("x", "0x11")</text:p>
            <text:p>#P("y", "0x5")</text:p>
            <text:p>#P("w", "0x13")</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64.DAT-choice-0-0</text:p>
          </table:table-cell>
          <table:table-cell table:number-columns-repeated="2"/>
          <table:table-cell office:value-type="string" calcext:value-type="string">
            <text:p>立ち上がるのを見ている</text:p>
          </table:table-cell>
          <table:table-cell office:value-type="string" calcext:value-type="string">
            <text:p>Watch her get up</text:p>
          </table:table-cell>
          <table:table-cell/>
          <table:table-cell table:formula="of:=IF([.E110]=&quot;&quot;; &quot;untranscribed&quot;; IF([.F11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64.DAT-choice-0-1</text:p>
          </table:table-cell>
          <table:table-cell table:number-columns-repeated="2"/>
          <table:table-cell office:value-type="string" calcext:value-type="string">
            <text:p>助ける</text:p>
          </table:table-cell>
          <table:table-cell office:value-type="string" calcext:value-type="string">
            <text:p>Help her out</text:p>
          </table:table-cell>
          <table:table-cell/>
          <table:table-cell table:formula="of:=IF([.E111]=&quot;&quot;; &quot;untranscribed&quot;; IF([.F111]=&quot;&quot;; &quot;UNTRANSLATED&quot;; &quot;&quot;))">
            <text:p/>
          </table:table-cell>
          <table:table-cell table:number-columns-repeated="1016"/>
        </table:table-row>
        <table:table-row table:style-name="ro1">
          <table:table-cell table:number-columns-repeated="4"/>
          <table:table-cell office:value-type="string" calcext:value-type="string">
            <text:p>//==================================</text:p>
            <text:p>// File: C174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74A.DAT-choice-0-props</text:p>
          </table:table-cell>
          <table:table-cell office:value-type="string" calcext:value-type="string">
            <text:p>#P("tilemapId", "0x1")</text:p>
            <text:p>#P("x", "0x7")</text:p>
            <text:p>#P("y", "0x10")</text:p>
            <text:p>#P("w", "0xB")</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74A.DAT-choice-0-0</text:p>
          </table:table-cell>
          <table:table-cell/>
          <table:table-cell table:formula="of:=T([.D72])">
            <text:p/>
          </table:table-cell>
          <table:table-cell table:formula="of:=T([.E80])" office:value-type="string" office:string-value="人物紹介する" calcext:value-type="string">
            <text:p>人物紹介する</text:p>
          </table:table-cell>
          <table:table-cell table:formula="of:=T([.F80])" office:value-type="string" office:string-value="Introduce character" calcext:value-type="string">
            <text:p>Introduce character</text:p>
          </table:table-cell>
          <table:table-cell/>
          <table:table-cell table:formula="of:=IF([.E114]=&quot;&quot;; &quot;untranscribed&quot;; IF([.F11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74A.DAT-choice-0-1</text:p>
          </table:table-cell>
          <table:table-cell/>
          <table:table-cell table:formula="of:=T([.D73])">
            <text:p/>
          </table:table-cell>
          <table:table-cell table:formula="of:=T([.E81])" office:value-type="string" office:string-value="しない" calcext:value-type="string">
            <text:p>しない</text:p>
          </table:table-cell>
          <table:table-cell table:formula="of:=T([.F81])" office:value-type="string" office:string-value="Don't do it" calcext:value-type="string">
            <text:p>Don't do it</text:p>
          </table:table-cell>
          <table:table-cell/>
          <table:table-cell table:formula="of:=IF([.E115]=&quot;&quot;; &quot;untranscribed&quot;; IF([.F1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74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74B.DAT-choice-0-props</text:p>
          </table:table-cell>
          <table:table-cell table:formula="of:=T([.C113])" office:value-type="string" office:string-value="#P(&quot;tilemapId&quot;, &quot;0x1&quot;)&#10;#P(&quot;x&quot;, &quot;0x7&quot;)&#10;#P(&quot;y&quot;, &quot;0x10&quot;)&#10;#P(&quot;w&quot;, &quot;0xB&quot;)&#10;#P(&quot;h&quot;, &quot;0x4&quot;)&#10;#P(&quot;autoW&quot;, &quot;1&quot;)" calcext:value-type="string">
            <text:p>#P("tilemapId", "0x1")</text:p>
            <text:p>#P("x", "0x7")</text:p>
            <text:p>#P("y", "0x10")</text:p>
            <text:p>#P("w", "0xB")</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74B.DAT-choice-0-0</text:p>
          </table:table-cell>
          <table:table-cell/>
          <table:table-cell table:formula="of:=T([.D114])">
            <text:p/>
          </table:table-cell>
          <table:table-cell table:formula="of:=T([.E114])" office:value-type="string" office:string-value="人物紹介する" calcext:value-type="string">
            <text:p>人物紹介する</text:p>
          </table:table-cell>
          <table:table-cell table:formula="of:=T([.F114])" office:value-type="string" office:string-value="Introduce character" calcext:value-type="string">
            <text:p>Introduce character</text:p>
          </table:table-cell>
          <table:table-cell/>
          <table:table-cell table:formula="of:=IF([.E118]=&quot;&quot;; &quot;untranscribed&quot;; IF([.F11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74B.DAT-choice-0-1</text:p>
          </table:table-cell>
          <table:table-cell/>
          <table:table-cell table:formula="of:=T([.D115])">
            <text:p/>
          </table:table-cell>
          <table:table-cell table:formula="of:=T([.E115])" office:value-type="string" office:string-value="しない" calcext:value-type="string">
            <text:p>しない</text:p>
          </table:table-cell>
          <table:table-cell table:formula="of:=T([.F115])" office:value-type="string" office:string-value="Don't do it" calcext:value-type="string">
            <text:p>Don't do it</text:p>
          </table:table-cell>
          <table:table-cell/>
          <table:table-cell table:formula="of:=IF([.E119]=&quot;&quot;; &quot;untranscribed&quot;; IF([.F11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80.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80.DAT-choice-0-props</text:p>
          </table:table-cell>
          <table:table-cell office:value-type="string" calcext:value-type="string">
            <text:p>#P("tilemapId", "0x1")</text:p>
            <text:p>#P("x", "0x5")</text:p>
            <text:p>#P("y", "0x5")</text:p>
            <text:p>#P("w", "0x7")</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180.DAT-choice-0-0</text:p>
          </table:table-cell>
          <table:table-cell table:number-columns-repeated="2"/>
          <table:table-cell office:value-type="string" calcext:value-type="string">
            <text:p>なぐる</text:p>
          </table:table-cell>
          <table:table-cell office:value-type="string" calcext:value-type="string">
            <text:p>Punch him</text:p>
          </table:table-cell>
          <table:table-cell/>
          <table:table-cell table:formula="of:=IF([.E122]=&quot;&quot;; &quot;untranscribed&quot;; IF([.F12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80.DAT-choice-0-1</text:p>
          </table:table-cell>
          <table:table-cell table:number-columns-repeated="2"/>
          <table:table-cell office:value-type="string" calcext:value-type="string">
            <text:p>蹴る</text:p>
          </table:table-cell>
          <table:table-cell office:value-type="string" calcext:value-type="string">
            <text:p>Kick him</text:p>
          </table:table-cell>
          <table:table-cell/>
          <table:table-cell table:formula="of:=IF([.E123]=&quot;&quot;; &quot;untranscribed&quot;; IF([.F123]=&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3B.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203B.DAT-choice-0-props</text:p>
          </table:table-cell>
          <table:table-cell office:value-type="string" calcext:value-type="string">
            <text:p>#P("tilemapId", "0x1")</text:p>
            <text:p>//#P("x", "0x15")</text:p>
            <text:p><text:span text:style-name="T2">#P("x", "0x14")</text:span></text:p>
            <text:p>#P("y", "0x14")</text:p>
            <text:p>#P("w", "0x10")</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03B.DAT-choice-0-0</text:p>
          </table:table-cell>
          <table:table-cell table:number-columns-repeated="2"/>
          <table:table-cell office:value-type="string" calcext:value-type="string">
            <text:p>本当の事を言う</text:p>
          </table:table-cell>
          <table:table-cell office:value-type="string" calcext:value-type="string">
            <text:p>Tell the truth</text:p>
          </table:table-cell>
          <table:table-cell/>
          <table:table-cell table:formula="of:=IF([.E126]=&quot;&quot;; &quot;untranscribed&quot;; IF([.F12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03B.DAT-choice-0-1</text:p>
          </table:table-cell>
          <table:table-cell table:number-columns-repeated="2"/>
          <table:table-cell office:value-type="string" calcext:value-type="string">
            <text:p>それとなくごまかす</text:p>
          </table:table-cell>
          <table:table-cell office:value-type="string" calcext:value-type="string">
            <text:p>Throw her off the trail</text:p>
          </table:table-cell>
          <table:table-cell/>
          <table:table-cell table:formula="of:=IF([.E127]=&quot;&quot;; &quot;untranscribed&quot;; IF([.F12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4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04A.DAT-choice-0-props</text:p>
          </table:table-cell>
          <table:table-cell office:value-type="string" calcext:value-type="string">
            <text:p>#P("tilemapId", "0x1")</text:p>
            <text:p>#P("x", "0x4")</text:p>
            <text:p>#P("y", "0x6")</text:p>
            <text:p>#P("w", "0xD")</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04A.DAT-choice-0-0</text:p>
          </table:table-cell>
          <table:table-cell table:number-columns-repeated="2"/>
          <table:table-cell office:value-type="string" calcext:value-type="string">
            <text:p>本当なんだもん</text:p>
          </table:table-cell>
          <table:table-cell office:value-type="string" calcext:value-type="string">
            <text:p>It's TRUE!</text:p>
          </table:table-cell>
          <table:table-cell/>
          <table:table-cell table:formula="of:=IF([.E130]=&quot;&quot;; &quot;untranscribed&quot;; IF([.F13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04A.DAT-choice-0-1</text:p>
          </table:table-cell>
          <table:table-cell table:number-columns-repeated="2"/>
          <table:table-cell office:value-type="string" calcext:value-type="string">
            <text:p>ごまかす</text:p>
          </table:table-cell>
          <table:table-cell office:value-type="string" calcext:value-type="string">
            <text:p>Duck the question</text:p>
          </table:table-cell>
          <table:table-cell/>
          <table:table-cell table:formula="of:=IF([.E131]=&quot;&quot;; &quot;untranscribed&quot;; IF([.F131]=&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5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205A.DAT-choice-0-props</text:p>
          </table:table-cell>
          <table:table-cell office:value-type="string" calcext:value-type="string">
            <text:p>#P("tilemapId", "0x1")</text:p>
            <text:p>//#P("x", "0x15")</text:p>
            <text:p><text:span text:style-name="T2">#P("x", "0x14")</text:span></text:p>
            <text:p>#P("y", "0x4")</text:p>
            <text:p>#P("w", "0x10")</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05A.DAT-choice-0-0</text:p>
          </table:table-cell>
          <table:table-cell/>
          <table:table-cell table:formula="of:=T([.D126])">
            <text:p/>
          </table:table-cell>
          <table:table-cell table:formula="of:=T([.E126])" office:value-type="string" office:string-value="本当の事を言う" calcext:value-type="string">
            <text:p>本当の事を言う</text:p>
          </table:table-cell>
          <table:table-cell table:formula="of:=T([.F126])" office:value-type="string" office:string-value="Tell the truth" calcext:value-type="string">
            <text:p>Tell the truth</text:p>
          </table:table-cell>
          <table:table-cell/>
          <table:table-cell table:formula="of:=IF([.E134]=&quot;&quot;; &quot;untranscribed&quot;; IF([.F13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05A.DAT-choice-0-1</text:p>
          </table:table-cell>
          <table:table-cell/>
          <table:table-cell table:formula="of:=T([.D127])">
            <text:p/>
          </table:table-cell>
          <table:table-cell table:formula="of:=T([.E127])" office:value-type="string" office:string-value="それとなくごまかす" calcext:value-type="string">
            <text:p>それとなくごまかす</text:p>
          </table:table-cell>
          <table:table-cell table:formula="of:=T([.F127])" office:value-type="string" office:string-value="Throw her off the trail" calcext:value-type="string">
            <text:p>Throw her off the trail</text:p>
          </table:table-cell>
          <table:table-cell/>
          <table:table-cell table:formula="of:=IF([.E135]=&quot;&quot;; &quot;untranscribed&quot;; IF([.F1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5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05B.DAT-choice-0-props</text:p>
          </table:table-cell>
          <table:table-cell table:formula="of:=T([.C133])" office:value-type="string" office:string-value="#P(&quot;tilemapId&quot;, &quot;0x1&quot;)&#10;//#P(&quot;x&quot;, &quot;0x15&quot;)&#10;#P(&quot;x&quot;, &quot;0x14&quot;)&#10;#P(&quot;y&quot;, &quot;0x4&quot;)&#10;#P(&quot;w&quot;, &quot;0x10&quot;)&#10;#P(&quot;h&quot;, &quot;0x4&quot;)&#10;#P(&quot;autoW&quot;, &quot;1&quot;)" calcext:value-type="string">
            <text:p>#P("tilemapId", "0x1")</text:p>
            <text:p>//#P("x", "0x15")</text:p>
            <text:p>#P("x", "0x14")</text:p>
            <text:p>#P("y", "0x4")</text:p>
            <text:p>#P("w", "0x10")</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05B.DAT-choice-0-0</text:p>
          </table:table-cell>
          <table:table-cell/>
          <table:table-cell table:formula="of:=T([.D134])">
            <text:p/>
          </table:table-cell>
          <table:table-cell table:formula="of:=T([.E134])" office:value-type="string" office:string-value="本当の事を言う" calcext:value-type="string">
            <text:p>本当の事を言う</text:p>
          </table:table-cell>
          <table:table-cell table:formula="of:=T([.F134])" office:value-type="string" office:string-value="Tell the truth" calcext:value-type="string">
            <text:p>Tell the truth</text:p>
          </table:table-cell>
          <table:table-cell/>
          <table:table-cell table:formula="of:=IF([.E138]=&quot;&quot;; &quot;untranscribed&quot;; IF([.F13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05B.DAT-choice-0-1</text:p>
          </table:table-cell>
          <table:table-cell/>
          <table:table-cell table:formula="of:=T([.D135])">
            <text:p/>
          </table:table-cell>
          <table:table-cell table:formula="of:=T([.E135])" office:value-type="string" office:string-value="それとなくごまかす" calcext:value-type="string">
            <text:p>それとなくごまかす</text:p>
          </table:table-cell>
          <table:table-cell table:formula="of:=T([.F135])" office:value-type="string" office:string-value="Throw her off the trail" calcext:value-type="string">
            <text:p>Throw her off the trail</text:p>
          </table:table-cell>
          <table:table-cell/>
          <table:table-cell table:formula="of:=IF([.E139]=&quot;&quot;; &quot;untranscribed&quot;; IF([.F139]=&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0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10A.DAT-choice-0-props</text:p>
          </table:table-cell>
          <table:table-cell office:value-type="string" calcext:value-type="string">
            <text:p>#P("tilemapId", "0x1")</text:p>
            <text:p>#P("x", "0x17")</text:p>
            <text:p>#P("y", "0x5")</text:p>
            <text:p>#P("w", "0xD")</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10A.DAT-choice-0-0</text:p>
          </table:table-cell>
          <table:table-cell table:number-columns-repeated="2"/>
          <table:table-cell office:value-type="string" calcext:value-type="string">
            <text:p>女の子の写真</text:p>
          </table:table-cell>
          <table:table-cell office:value-type="string" calcext:value-type="string">
            <text:p>Pictures of girls</text:p>
          </table:table-cell>
          <table:table-cell/>
          <table:table-cell table:formula="of:=IF([.E142]=&quot;&quot;; &quot;untranscribed&quot;; IF([.F14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10A.DAT-choice-0-1</text:p>
          </table:table-cell>
          <table:table-cell table:number-columns-repeated="2"/>
          <table:table-cell office:value-type="string" calcext:value-type="string">
            <text:p>体育館の写真</text:p>
          </table:table-cell>
          <table:table-cell office:value-type="string" calcext:value-type="string">
            <text:p>Pictures of the gym</text:p>
          </table:table-cell>
          <table:table-cell/>
          <table:table-cell table:formula="of:=IF([.E143]=&quot;&quot;; &quot;untranscribed&quot;; IF([.F14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10A.DAT-choice-0-2</text:p>
          </table:table-cell>
          <table:table-cell table:number-columns-repeated="2"/>
          <table:table-cell office:value-type="string" calcext:value-type="string">
            <text:p>ユーレイの写真</text:p>
          </table:table-cell>
          <table:table-cell office:value-type="string" calcext:value-type="string">
            <text:p>Pictures of ghosts</text:p>
          </table:table-cell>
          <table:table-cell/>
          <table:table-cell table:formula="of:=IF([.E144]=&quot;&quot;; &quot;untranscribed&quot;; IF([.F144]=&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6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16A.DAT-choice-0-props</text:p>
          </table:table-cell>
          <table:table-cell office:value-type="string" calcext:value-type="string">
            <text:p>#P("tilemapId", "0x1")</text:p>
            <text:p>#P("x", "0x4")</text:p>
            <text:p>#P("y", "0x4")</text:p>
            <text:p>#P("w", "0xE")</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16A.DAT-choice-0-0</text:p>
          </table:table-cell>
          <table:table-cell table:number-columns-repeated="2"/>
          <table:table-cell office:value-type="string" calcext:value-type="string">
            <text:p>先に進む</text:p>
          </table:table-cell>
          <table:table-cell office:value-type="string" calcext:value-type="string">
            <text:p>Continue</text:p>
          </table:table-cell>
          <table:table-cell/>
          <table:table-cell table:formula="of:=IF([.E147]=&quot;&quot;; &quot;untranscribed&quot;; IF([.F14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16A.DAT-choice-0-1</text:p>
          </table:table-cell>
          <table:table-cell table:number-columns-repeated="2"/>
          <table:table-cell office:value-type="string" calcext:value-type="string">
            <text:p>余談ですが・・・・</text:p>
          </table:table-cell>
          <table:table-cell office:value-type="string" calcext:value-type="string">
            <text:p>If I might digress...</text:p>
          </table:table-cell>
          <table:table-cell/>
          <table:table-cell table:formula="of:=IF([.E148]=&quot;&quot;; &quot;untranscribed&quot;; IF([.F1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216A.DAT-choice-1-props</text:p>
          </table:table-cell>
          <table:table-cell office:value-type="string" calcext:value-type="string">
            <text:p>#P("tilemapId", "0x2")</text:p>
            <text:p>#P("x", "0x5")</text:p>
            <text:p>#P("y", "0x4")</text:p>
            <text:p>#P("w", "0x7")</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16A.DAT-choice-1-0</text:p>
          </table:table-cell>
          <table:table-cell table:number-columns-repeated="2"/>
          <table:table-cell office:value-type="string" calcext:value-type="string">
            <text:p>はい</text:p>
          </table:table-cell>
          <table:table-cell office:value-type="string" calcext:value-type="string">
            <text:p>Yes</text:p>
          </table:table-cell>
          <table:table-cell/>
          <table:table-cell table:formula="of:=IF([.E150]=&quot;&quot;; &quot;untranscribed&quot;; IF([.F1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16A.DAT-choice-1-1</text:p>
          </table:table-cell>
          <table:table-cell table:number-columns-repeated="2"/>
          <table:table-cell office:value-type="string" calcext:value-type="string">
            <text:p>いいえ</text:p>
          </table:table-cell>
          <table:table-cell office:value-type="string" calcext:value-type="string">
            <text:p>No</text:p>
          </table:table-cell>
          <table:table-cell/>
          <table:table-cell table:formula="of:=IF([.E151]=&quot;&quot;; &quot;untranscribed&quot;; IF([.F151]=&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4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24A.DAT-choice-0-props</text:p>
          </table:table-cell>
          <table:table-cell office:value-type="string" calcext:value-type="string">
            <text:p>#P("tilemapId", "0x1")</text:p>
            <text:p>#P("x", "0x3")</text:p>
            <text:p>#P("y", "0x6")</text:p>
            <text:p>#P("w", "0x11")</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24A.DAT-choice-0-0</text:p>
          </table:table-cell>
          <table:table-cell table:number-columns-repeated="2"/>
          <table:table-cell office:value-type="string" calcext:value-type="string">
            <text:p>思いきって話してみる</text:p>
          </table:table-cell>
          <table:table-cell office:value-type="string" calcext:value-type="string">
            <text:p>Boldly speak your mind</text:p>
          </table:table-cell>
          <table:table-cell/>
          <table:table-cell table:formula="of:=IF([.E154]=&quot;&quot;; &quot;untranscribed&quot;; IF([.F15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24A.DAT-choice-0-1</text:p>
          </table:table-cell>
          <table:table-cell table:number-columns-repeated="2"/>
          <table:table-cell office:value-type="string" calcext:value-type="string">
            <text:p>やっぱり黙っている</text:p>
          </table:table-cell>
          <table:table-cell office:value-type="string" calcext:value-type="string">
            <text:p>Keep quiet after all</text:p>
          </table:table-cell>
          <table:table-cell/>
          <table:table-cell table:formula="of:=IF([.E155]=&quot;&quot;; &quot;untranscribed&quot;; IF([.F155]=&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8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28A.DAT-choice-0-props</text:p>
          </table:table-cell>
          <table:table-cell office:value-type="string" calcext:value-type="string">
            <text:p>#P("tilemapId", "0x1")</text:p>
            <text:p>#P("x", "0x18")</text:p>
            <text:p>#P("y", "0x13")</text:p>
            <text:p>#P("w", "0xB")</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28A.DAT-choice-0-0</text:p>
          </table:table-cell>
          <table:table-cell/>
          <table:table-cell table:formula="of:=T([.D72])">
            <text:p/>
          </table:table-cell>
          <table:table-cell table:formula="of:=T([.E80])" office:value-type="string" office:string-value="人物紹介する" calcext:value-type="string">
            <text:p>人物紹介する</text:p>
          </table:table-cell>
          <table:table-cell table:formula="of:=T([.F80])" office:value-type="string" office:string-value="Introduce character" calcext:value-type="string">
            <text:p>Introduce character</text:p>
          </table:table-cell>
          <table:table-cell/>
          <table:table-cell table:formula="of:=IF([.E158]=&quot;&quot;; &quot;untranscribed&quot;; IF([.F15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28A.DAT-choice-0-1</text:p>
          </table:table-cell>
          <table:table-cell/>
          <table:table-cell table:formula="of:=T([.D73])">
            <text:p/>
          </table:table-cell>
          <table:table-cell table:formula="of:=T([.E81])" office:value-type="string" office:string-value="しない" calcext:value-type="string">
            <text:p>しない</text:p>
          </table:table-cell>
          <table:table-cell table:formula="of:=T([.F81])" office:value-type="string" office:string-value="Don't do it" calcext:value-type="string">
            <text:p>Don't do it</text:p>
          </table:table-cell>
          <table:table-cell/>
          <table:table-cell table:formula="of:=IF([.E159]=&quot;&quot;; &quot;untranscribed&quot;; IF([.F159]=&quot;&quot;; &quot;UNTRANSLATED&quot;; &quot;&quot;))">
            <text:p/>
          </table:table-cell>
          <table:table-cell table:number-columns-repeated="1016"/>
        </table:table-row>
        <table:table-row table:style-name="ro1">
          <table:table-cell table:number-columns-repeated="4"/>
          <table:table-cell office:value-type="string" calcext:value-type="string">
            <text:p>//==================================</text:p>
            <text:p>// File: C233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33A.DAT-choice-0-props</text:p>
          </table:table-cell>
          <table:table-cell office:value-type="string" calcext:value-type="string">
            <text:p>#P("tilemapId", "0x1")</text:p>
            <text:p>#P("x", "0x19")</text:p>
            <text:p>#P("y", "0x14")</text:p>
            <text:p>#P("w", "0xA")</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233A.DAT-choice-0-0</text:p>
          </table:table-cell>
          <table:table-cell table:number-columns-repeated="2"/>
          <table:table-cell office:value-type="string" calcext:value-type="string">
            <text:p>賛成</text:p>
          </table:table-cell>
          <table:table-cell office:value-type="string" calcext:value-type="string">
            <text:p>Agree</text:p>
          </table:table-cell>
          <table:table-cell/>
          <table:table-cell table:formula="of:=IF([.E162]=&quot;&quot;; &quot;untranscribed&quot;; IF([.F16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33A.DAT-choice-0-1</text:p>
          </table:table-cell>
          <table:table-cell table:number-columns-repeated="2"/>
          <table:table-cell office:value-type="string" calcext:value-type="string">
            <text:p>賛成しない</text:p>
          </table:table-cell>
          <table:table-cell office:value-type="string" calcext:value-type="string">
            <text:p>Disagree</text:p>
          </table:table-cell>
          <table:table-cell/>
          <table:table-cell table:formula="of:=IF([.E163]=&quot;&quot;; &quot;untranscribed&quot;; IF([.F163]=&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2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02A.DAT-choice-0-props</text:p>
          </table:table-cell>
          <table:table-cell office:value-type="string" calcext:value-type="string">
            <text:p>#P("tilemapId", "0x1")</text:p>
            <text:p>#P("x", "0x4")</text:p>
            <text:p>#P("y", "0x13")</text:p>
            <text:p>#P("w", "0x11")</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302A.DAT-choice-0-0</text:p>
          </table:table-cell>
          <table:table-cell table:number-columns-repeated="2"/>
          <table:table-cell office:value-type="string" calcext:value-type="string">
            <text:p>根性で乗り越える</text:p>
          </table:table-cell>
          <table:table-cell office:value-type="string" calcext:value-type="string">
            <text:p>Grit your teeth and climb</text:p>
          </table:table-cell>
          <table:table-cell/>
          <table:table-cell table:formula="of:=IF([.E166]=&quot;&quot;; &quot;untranscribed&quot;; IF([.F16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302A.DAT-choice-0-1</text:p>
          </table:table-cell>
          <table:table-cell table:number-columns-repeated="2"/>
          <table:table-cell office:value-type="string" calcext:value-type="string">
            <text:p>別の入口を探す</text:p>
          </table:table-cell>
          <table:table-cell office:value-type="string" calcext:value-type="string">
            <text:p>Look for another entrance</text:p>
          </table:table-cell>
          <table:table-cell/>
          <table:table-cell table:formula="of:=IF([.E167]=&quot;&quot;; &quot;untranscribed&quot;; IF([.F16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302A.DAT-choice-0-2</text:p>
          </table:table-cell>
          <table:table-cell table:number-columns-repeated="2"/>
          <table:table-cell office:value-type="string" calcext:value-type="string">
            <text:p>今日はあきらめて帰る</text:p>
          </table:table-cell>
          <table:table-cell office:value-type="string" calcext:value-type="string">
            <text:p>Give up and leave for today</text:p>
          </table:table-cell>
          <table:table-cell/>
          <table:table-cell table:formula="of:=IF([.E168]=&quot;&quot;; &quot;untranscribed&quot;; IF([.F168]=&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03A.DAT-choice-0-props</text:p>
          </table:table-cell>
          <table:table-cell office:value-type="string" calcext:value-type="string">
            <text:p>#P("tilemapId", "0x1")</text:p>
            <text:p>#P("x", "0x3")</text:p>
            <text:p>#P("y", "0x4")</text:p>
            <text:p>#P("w", "0x10")</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303A.DAT-choice-0-0</text:p>
          </table:table-cell>
          <table:table-cell/>
          <table:table-cell table:formula="of:=T([.D166])">
            <text:p/>
          </table:table-cell>
          <table:table-cell table:formula="of:=T([.E166])" office:value-type="string" office:string-value="根性で乗り越える" calcext:value-type="string">
            <text:p>根性で乗り越える</text:p>
          </table:table-cell>
          <table:table-cell table:formula="of:=T([.F166])" office:value-type="string" office:string-value="Grit your teeth and climb" calcext:value-type="string">
            <text:p>Grit your teeth and climb</text:p>
          </table:table-cell>
          <table:table-cell/>
          <table:table-cell table:formula="of:=IF([.E171]=&quot;&quot;; &quot;untranscribed&quot;; IF([.F1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303A.DAT-choice-0-1</text:p>
          </table:table-cell>
          <table:table-cell table:number-columns-repeated="2"/>
          <table:table-cell office:value-type="string" calcext:value-type="string">
            <text:p>別に入れる所を探す</text:p>
          </table:table-cell>
          <table:table-cell office:value-type="string" calcext:value-type="string">
            <text:p>Find another way in</text:p>
          </table:table-cell>
          <table:table-cell/>
          <table:table-cell table:formula="of:=IF([.E172]=&quot;&quot;; &quot;untranscribed&quot;; IF([.F172]=&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13.DAT-choice-0-props</text:p>
          </table:table-cell>
          <table:table-cell office:value-type="string" calcext:value-type="string">
            <text:p>#P("tilemapId", "0x1")</text:p>
            <text:p>#P("x", "0x4")</text:p>
            <text:p>#P("y", "0x4")</text:p>
            <text:p>#P("w", "0x13")</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313.DAT-choice-0-0</text:p>
          </table:table-cell>
          <table:table-cell table:number-columns-repeated="2"/>
          <table:table-cell office:value-type="string" calcext:value-type="string">
            <text:p>想像し続ける</text:p>
          </table:table-cell>
          <table:table-cell office:value-type="string" calcext:value-type="string">
            <text:p>Keep imagining</text:p>
          </table:table-cell>
          <table:table-cell/>
          <table:table-cell table:formula="of:=IF([.E175]=&quot;&quot;; &quot;untranscribed&quot;; IF([.F17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313.DAT-choice-0-1</text:p>
          </table:table-cell>
          <table:table-cell table:number-columns-repeated="2"/>
          <table:table-cell office:value-type="string" calcext:value-type="string">
            <text:p>何も考えないようにする</text:p>
          </table:table-cell>
          <table:table-cell office:value-type="string" calcext:value-type="string">
            <text:p>Try not to think</text:p>
          </table:table-cell>
          <table:table-cell/>
          <table:table-cell table:formula="of:=IF([.E176]=&quot;&quot;; &quot;untranscribed&quot;; IF([.F17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313.DAT-choice-0-2</text:p>
          </table:table-cell>
          <table:table-cell table:number-columns-repeated="2"/>
          <table:table-cell office:value-type="string" calcext:value-type="string">
            <text:p>歌をうたう</text:p>
          </table:table-cell>
          <table:table-cell office:value-type="string" calcext:value-type="string">
            <text:p>Sing a song</text:p>
          </table:table-cell>
          <table:table-cell/>
          <table:table-cell table:formula="of:=IF([.E177]=&quot;&quot;; &quot;untranscribed&quot;; IF([.F17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9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09A.DAT-choice-0-props</text:p>
          </table:table-cell>
          <table:table-cell table:formula="of:=T([.C79])" office:value-type="string" office:string-value="#P(&quot;tilemapId&quot;, &quot;0x1&quot;)&#10;#P(&quot;x&quot;, &quot;0x5&quot;)&#10;#P(&quot;y&quot;, &quot;0x4&quot;)&#10;#P(&quot;w&quot;, &quot;0xB&quot;)&#10;#P(&quot;h&quot;, &quot;0x4&quot;)&#10;#P(&quot;autoW&quot;, &quot;1&quot;)" calcext:value-type="string">
            <text:p>#P("tilemapId", "0x1")</text:p>
            <text:p>#P("x", "0x5")</text:p>
            <text:p>#P("y", "0x4")</text:p>
            <text:p>#P("w", "0xB")</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409A.DAT-choice-0-0</text:p>
          </table:table-cell>
          <table:table-cell table:number-columns-repeated="2"/>
          <table:table-cell office:value-type="string" calcext:value-type="string">
            <text:p>石を元に戻す</text:p>
          </table:table-cell>
          <table:table-cell office:value-type="string" calcext:value-type="string">
            <text:p>Put the rock back</text:p>
          </table:table-cell>
          <table:table-cell/>
          <table:table-cell table:formula="of:=IF([.E180]=&quot;&quot;; &quot;untranscribed&quot;; IF([.F18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09A.DAT-choice-0-1</text:p>
          </table:table-cell>
          <table:table-cell table:number-columns-repeated="2"/>
          <table:table-cell office:value-type="string" calcext:value-type="string">
            <text:p>ほおっておく</text:p>
          </table:table-cell>
          <table:table-cell office:value-type="string" calcext:value-type="string">
            <text:p>Leave it alone</text:p>
          </table:table-cell>
          <table:table-cell/>
          <table:table-cell table:formula="of:=IF([.E181]=&quot;&quot;; &quot;untranscribed&quot;; IF([.F181]=&quot;&quot;; &quot;UNTRANSLATED&quot;; &quot;&quot;))">
            <text:p/>
          </table:table-cell>
          <table:table-cell table:number-columns-repeated="1016"/>
        </table:table-row>
        <table:table-row table:style-name="ro1">
          <table:table-cell table:number-columns-repeated="4"/>
          <table:table-cell office:value-type="string" calcext:value-type="string">
            <text:p>//==================================</text:p>
            <text:p>// File: C41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18.DAT-choice-0-props</text:p>
          </table:table-cell>
          <table:table-cell office:value-type="string" calcext:value-type="string">
            <text:p>#P("tilemapId", "0x0")</text:p>
            <text:p>#P("x", "0x5")</text:p>
            <text:p>#P("y", "0x6")</text:p>
            <text:p>#P("w", "0x6")</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418.DAT-choice-0-0</text:p>
          </table:table-cell>
          <table:table-cell table:number-columns-repeated="2"/>
          <table:table-cell office:value-type="string" calcext:value-type="string">
            <text:p>馬</text:p>
          </table:table-cell>
          <table:table-cell office:value-type="string" calcext:value-type="string">
            <text:p>A horse</text:p>
          </table:table-cell>
          <table:table-cell/>
          <table:table-cell table:formula="of:=IF([.E184]=&quot;&quot;; &quot;untranscribed&quot;; IF([.F18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18.DAT-choice-0-1</text:p>
          </table:table-cell>
          <table:table-cell table:number-columns-repeated="2"/>
          <table:table-cell office:value-type="string" calcext:value-type="string">
            <text:p>魚</text:p>
          </table:table-cell>
          <table:table-cell office:value-type="string" calcext:value-type="string">
            <text:p>A fish</text:p>
          </table:table-cell>
          <table:table-cell/>
          <table:table-cell table:formula="of:=IF([.E185]=&quot;&quot;; &quot;untranscribed&quot;; IF([.F18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418.DAT-choice-1-props</text:p>
          </table:table-cell>
          <table:table-cell office:value-type="string" calcext:value-type="string">
            <text:p>#P("tilemapId", "0x1")</text:p>
            <text:p>#P("x", "0x5")</text:p>
            <text:p>#P("y", "0x6")</text:p>
            <text:p>#P("w", "0x6")</text:p>
            <text:p>#P("h", "0x6")</text:p>
            <text:p>#P("autoW", "1")</text:p>
          </table:table-cell>
          <table:table-cell table:number-columns-repeated="3"/>
          <table:table-cell table:style-name="ce3" office:value-type="string" calcext:value-type="string">
            <text:p>NOTE: for technical reasons, the parmeters of this box other than tilemap id (including width) will also apply to the following box. the longest option should be the shared translation of ひげ in all cases, so i've left autowidth on.</text:p>
          </table:table-cell>
          <table:table-cell table:number-columns-repeated="1017"/>
        </table:table-row>
        <table:table-row table:style-name="ro3">
          <table:table-cell office:value-type="string" calcext:value-type="string">
            <text:p>string</text:p>
          </table:table-cell>
          <table:table-cell office:value-type="string" calcext:value-type="string">
            <text:p>C418.DAT-choice-1-0</text:p>
          </table:table-cell>
          <table:table-cell/>
          <table:table-cell table:formula="of:=T([.D185])">
            <text:p/>
          </table:table-cell>
          <table:table-cell table:formula="of:=T([.E185])" office:value-type="string" office:string-value="魚" calcext:value-type="string">
            <text:p>魚</text:p>
          </table:table-cell>
          <table:table-cell table:formula="of:=T([.F185])" office:value-type="string" office:string-value="A fish" calcext:value-type="string">
            <text:p>A fish</text:p>
          </table:table-cell>
          <table:table-cell/>
          <table:table-cell table:formula="of:=IF([.E187]=&quot;&quot;; &quot;untranscribed&quot;; IF([.F18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18.DAT-choice-1-1</text:p>
          </table:table-cell>
          <table:table-cell table:number-columns-repeated="2"/>
          <table:table-cell office:value-type="string" calcext:value-type="string">
            <text:p>ツノ</text:p>
          </table:table-cell>
          <table:table-cell office:value-type="string" calcext:value-type="string">
            <text:p>A horn</text:p>
          </table:table-cell>
          <table:table-cell/>
          <table:table-cell table:formula="of:=IF([.E188]=&quot;&quot;; &quot;untranscribed&quot;; IF([.F188]=&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18.DAT-choice-1-2</text:p>
          </table:table-cell>
          <table:table-cell table:number-columns-repeated="2"/>
          <table:table-cell office:value-type="string" calcext:value-type="string">
            <text:p>ひげ</text:p>
          </table:table-cell>
          <table:table-cell office:value-type="string" calcext:value-type="string">
            <text:p>Whiskers</text:p>
          </table:table-cell>
          <table:table-cell office:value-type="string" calcext:value-type="string">
            <text:p>NOTE: ひげ = "moustache", "beard", or "whiskers", hence the varying imagery depending on the choice made here. "whiskers" can technically be all of these in english, so that's what we're going with.</text:p>
          </table:table-cell>
          <table:table-cell table:formula="of:=IF([.E189]=&quot;&quot;; &quot;untranscribed&quot;; IF([.F1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18.DAT-choice-2-props</text:p>
          </table:table-cell>
          <table:table-cell office:value-type="string" calcext:value-type="string">
            <text:p>#P("tilemapId", "0x2")</text:p>
            <text:p>#P("x", "0x5")</text:p>
            <text:p>#P("y", "0x6")</text:p>
            <text:p>#P("w", "0x6")</text:p>
            <text:p>#P("h", "0x6")</text:p>
            <text:p>#P("autoW", "1")</text:p>
          </table:table-cell>
          <table:table-cell table:number-columns-repeated="3"/>
          <table:table-cell office:value-type="string" calcext:value-type="string">
            <text:p>NOTE: as mentioned above, this box's parameters are ignored and the previous one's used in its place</text:p>
          </table:table-cell>
          <table:table-cell table:number-columns-repeated="1017"/>
        </table:table-row>
        <table:table-row table:style-name="ro3">
          <table:table-cell office:value-type="string" calcext:value-type="string">
            <text:p>string</text:p>
          </table:table-cell>
          <table:table-cell office:value-type="string" calcext:value-type="string">
            <text:p>C418.DAT-choice-2-0</text:p>
          </table:table-cell>
          <table:table-cell/>
          <table:table-cell table:formula="of:=T([.D184])">
            <text:p/>
          </table:table-cell>
          <table:table-cell table:formula="of:=T([.E184])" office:value-type="string" office:string-value="馬" calcext:value-type="string">
            <text:p>馬</text:p>
          </table:table-cell>
          <table:table-cell table:formula="of:=T([.F184])" office:value-type="string" office:string-value="A horse" calcext:value-type="string">
            <text:p>A horse</text:p>
          </table:table-cell>
          <table:table-cell/>
          <table:table-cell table:formula="of:=IF([.E191]=&quot;&quot;; &quot;untranscribed&quot;; IF([.F19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18.DAT-choice-2-1</text:p>
          </table:table-cell>
          <table:table-cell/>
          <table:table-cell table:formula="of:=T([.D188])">
            <text:p/>
          </table:table-cell>
          <table:table-cell table:formula="of:=T([.E188])" office:value-type="string" office:string-value="ツノ" calcext:value-type="string">
            <text:p>ツノ</text:p>
          </table:table-cell>
          <table:table-cell table:formula="of:=T([.F188])" office:value-type="string" office:string-value="A horn" calcext:value-type="string">
            <text:p>A horn</text:p>
          </table:table-cell>
          <table:table-cell/>
          <table:table-cell table:formula="of:=IF([.E192]=&quot;&quot;; &quot;untranscribed&quot;; IF([.F19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18.DAT-choice-2-2</text:p>
          </table:table-cell>
          <table:table-cell/>
          <table:table-cell table:formula="of:=T([.D189])">
            <text:p/>
          </table:table-cell>
          <table:table-cell table:formula="of:=T([.E189])" office:value-type="string" office:string-value="ひげ" calcext:value-type="string">
            <text:p>ひげ</text:p>
          </table:table-cell>
          <table:table-cell table:formula="of:=T([.F189])" office:value-type="string" office:string-value="Whiskers" calcext:value-type="string">
            <text:p>Whiskers</text:p>
          </table:table-cell>
          <table:table-cell/>
          <table:table-cell table:formula="of:=IF([.E193]=&quot;&quot;; &quot;untranscribed&quot;; IF([.F193]=&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2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22A.DAT-choice-0-props</text:p>
          </table:table-cell>
          <table:table-cell office:value-type="string" calcext:value-type="string">
            <text:p>#P("tilemapId", "0x1")</text:p>
            <text:p>#P("x", "0x15")</text:p>
            <text:p>#P("y", "0x3")</text:p>
            <text:p>#P("w", "0xE")</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422A.DAT-choice-0-0</text:p>
          </table:table-cell>
          <table:table-cell table:number-columns-repeated="2"/>
          <table:table-cell office:value-type="string" calcext:value-type="string">
            <text:p>全部夢</text:p>
          </table:table-cell>
          <table:table-cell office:value-type="string" calcext:value-type="string">
            <text:p>All a dream</text:p>
          </table:table-cell>
          <table:table-cell/>
          <table:table-cell table:formula="of:=IF([.E196]=&quot;&quot;; &quot;untranscribed&quot;; IF([.F19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22A.DAT-choice-0-1</text:p>
          </table:table-cell>
          <table:table-cell table:number-columns-repeated="2"/>
          <table:table-cell office:value-type="string" calcext:value-type="string">
            <text:p>２人にかつがれた</text:p>
          </table:table-cell>
          <table:table-cell office:value-type="string" calcext:value-type="string">
            <text:p>Those two tricking you</text:p>
          </table:table-cell>
          <table:table-cell/>
          <table:table-cell table:formula="of:=IF([.E197]=&quot;&quot;; &quot;untranscribed&quot;; IF([.F19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22A.DAT-choice-0-2</text:p>
          </table:table-cell>
          <table:table-cell table:number-columns-repeated="2"/>
          <table:table-cell office:value-type="string" calcext:value-type="string">
            <text:p>やっぱり現実</text:p>
          </table:table-cell>
          <table:table-cell office:value-type="string" calcext:value-type="string">
            <text:p>The truth after all</text:p>
          </table:table-cell>
          <table:table-cell/>
          <table:table-cell table:formula="of:=IF([.E198]=&quot;&quot;; &quot;untranscribed&quot;; IF([.F19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8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28A.DAT-choice-0-props</text:p>
          </table:table-cell>
          <table:table-cell office:value-type="string" calcext:value-type="string">
            <text:p>#P("tilemapId", "0x1")</text:p>
            <text:p>#P("x", "0x3")</text:p>
            <text:p>#P("y", "0x13")</text:p>
            <text:p>#P("w", "0x14")</text:p>
            <text:p>#P("h", "0x6")</text:p>
            <text:p>#P("autoW", "1")</text:p>
          </table:table-cell>
          <table:table-cell table:number-columns-repeated="1021"/>
        </table:table-row>
        <table:table-row table:style-name="ro8">
          <table:table-cell office:value-type="string" calcext:value-type="string">
            <text:p>string</text:p>
          </table:table-cell>
          <table:table-cell office:value-type="string" calcext:value-type="string">
            <text:p>C428A.DAT-choice-0-0</text:p>
          </table:table-cell>
          <table:table-cell table:number-columns-repeated="2"/>
          <table:table-cell office:value-type="string" calcext:value-type="string">
            <text:p>ともえ投げをする</text:p>
          </table:table-cell>
          <table:table-cell office:value-type="string" calcext:value-type="string">
            <text:p>Do a judo throw</text:p>
          </table:table-cell>
          <table:table-cell office:value-type="string" calcext:value-type="string">
            <text:p>NOTE: 巴投げ, a judo throw</text:p>
          </table:table-cell>
          <table:table-cell table:formula="of:=IF([.E201]=&quot;&quot;; &quot;untranscribed&quot;; IF([.F20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28A.DAT-choice-0-1</text:p>
          </table:table-cell>
          <table:table-cell table:number-columns-repeated="2"/>
          <table:table-cell office:value-type="string" calcext:value-type="string">
            <text:p>バックブリーカーをかける</text:p>
          </table:table-cell>
          <table:table-cell office:value-type="string" calcext:value-type="string">
            <text:p>Execute a backbreaker</text:p>
          </table:table-cell>
          <table:table-cell office:value-type="string" calcext:value-type="string">
            <text:p>NOTE: pro wrestling move</text:p>
          </table:table-cell>
          <table:table-cell table:formula="of:=IF([.E202]=&quot;&quot;; &quot;untranscribed&quot;; IF([.F20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C428A.DAT-choice-0-2</text:p>
          </table:table-cell>
          <table:table-cell table:number-columns-repeated="2"/>
          <table:table-cell office:value-type="string" calcext:value-type="string">
            <text:p>岩石おとしをする</text:p>
          </table:table-cell>
          <table:table-cell office:value-type="string" calcext:value-type="string">
            <text:p>Back drop him</text:p>
          </table:table-cell>
          <table:table-cell office:value-type="string" calcext:value-type="string">
            <text:p>NOTE: 岩石おとし is a pro wrestling move, apparently similar to if not the same as a back drop</text:p>
          </table:table-cell>
          <table:table-cell table:formula="of:=IF([.E203]=&quot;&quot;; &quot;untranscribed&quot;; IF([.F203]=&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7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37A.DAT-choice-0-props</text:p>
          </table:table-cell>
          <table:table-cell office:value-type="string" calcext:value-type="string">
            <text:p>#P("tilemapId", "0x1")</text:p>
            <text:p>#P("x", "0x4")</text:p>
            <text:p>#P("y", "0x4")</text:p>
            <text:p>#P("w", "0xE")</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437A.DAT-choice-0-0</text:p>
          </table:table-cell>
          <table:table-cell table:number-columns-repeated="2"/>
          <table:table-cell office:value-type="string" calcext:value-type="string">
            <text:p>棒つつく</text:p>
          </table:table-cell>
          <table:table-cell office:value-type="string" calcext:value-type="string">
            <text:p>Poke it with a stick</text:p>
          </table:table-cell>
          <table:table-cell/>
          <table:table-cell table:formula="of:=IF([.E206]=&quot;&quot;; &quot;untranscribed&quot;; IF([.F20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37A.DAT-choice-0-1</text:p>
          </table:table-cell>
          <table:table-cell table:number-columns-repeated="2"/>
          <table:table-cell office:value-type="string" calcext:value-type="string">
            <text:p>ゴミ箱をかぶせる</text:p>
          </table:table-cell>
          <table:table-cell office:value-type="string" calcext:value-type="string">
            <text:p>Cover it with a trash can</text:p>
          </table:table-cell>
          <table:table-cell/>
          <table:table-cell table:formula="of:=IF([.E207]=&quot;&quot;; &quot;untranscribed&quot;; IF([.F20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37A.DAT-choice-0-2</text:p>
          </table:table-cell>
          <table:table-cell table:number-columns-repeated="2"/>
          <table:table-cell office:value-type="string" calcext:value-type="string">
            <text:p>ほおっておく</text:p>
          </table:table-cell>
          <table:table-cell office:value-type="string" calcext:value-type="string">
            <text:p>Leave it alone</text:p>
          </table:table-cell>
          <table:table-cell/>
          <table:table-cell table:formula="of:=IF([.E208]=&quot;&quot;; &quot;untranscribed&quot;; IF([.F20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47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47A.DAT-choice-0-props</text:p>
          </table:table-cell>
          <table:table-cell office:value-type="string" calcext:value-type="string">
            <text:p>#P("tilemapId", "0x1")</text:p>
            <text:p>#P("x", "0x5")</text:p>
            <text:p>#P("y", "0x14")</text:p>
            <text:p>#P("w", "0xA")</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447A.DAT-choice-0-0</text:p>
          </table:table-cell>
          <table:table-cell table:number-columns-repeated="2"/>
          <table:table-cell office:value-type="string" calcext:value-type="string">
            <text:p>変身する</text:p>
          </table:table-cell>
          <table:table-cell office:value-type="string" calcext:value-type="string">
            <text:p>Transform</text:p>
          </table:table-cell>
          <table:table-cell/>
          <table:table-cell table:formula="of:=IF([.E211]=&quot;&quot;; &quot;untranscribed&quot;; IF([.F21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47A.DAT-choice-0-1</text:p>
          </table:table-cell>
          <table:table-cell table:number-columns-repeated="2"/>
          <table:table-cell office:value-type="string" calcext:value-type="string">
            <text:p>変身しない</text:p>
          </table:table-cell>
          <table:table-cell office:value-type="string" calcext:value-type="string">
            <text:p>Don't transform</text:p>
          </table:table-cell>
          <table:table-cell/>
          <table:table-cell table:formula="of:=IF([.E212]=&quot;&quot;; &quot;untranscribed&quot;; IF([.F212]=&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0.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470.DAT-choice-0-props</text:p>
          </table:table-cell>
          <table:table-cell office:value-type="string" calcext:value-type="string">
            <text:p>#P("tilemapId", "0x1")</text:p>
            <text:p>//#P("x", "0xF")</text:p>
            <text:p><text:span text:style-name="T2">#P("x", "0x11")</text:span></text:p>
            <text:p>#P("y", "0x13")</text:p>
            <text:p>#P("w", "0x8")</text:p>
            <text:p>#P("h", "0x6")</text:p>
            <text:p>#P("autoW", "1")</text:p>
          </table:table-cell>
          <table:table-cell table:number-columns-repeated="3"/>
          <table:table-cell office:value-type="string" calcext:value-type="string">
            <text:p>NOTE: offsetting X to keep this centered</text:p>
          </table:table-cell>
          <table:table-cell table:number-columns-repeated="1017"/>
        </table:table-row>
        <table:table-row table:style-name="ro3">
          <table:table-cell office:value-type="string" calcext:value-type="string">
            <text:p>string</text:p>
          </table:table-cell>
          <table:table-cell office:value-type="string" calcext:value-type="string">
            <text:p>C470.DAT-choice-0-0</text:p>
          </table:table-cell>
          <table:table-cell table:number-columns-repeated="2"/>
          <table:table-cell office:value-type="string" calcext:value-type="string">
            <text:p>部長が</text:p>
          </table:table-cell>
          <table:table-cell office:value-type="string" calcext:value-type="string">
            <text:p>Prez</text:p>
          </table:table-cell>
          <table:table-cell/>
          <table:table-cell table:formula="of:=IF([.E215]=&quot;&quot;; &quot;untranscribed&quot;; IF([.F2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70.DAT-choice-0-1</text:p>
          </table:table-cell>
          <table:table-cell table:number-columns-repeated="2"/>
          <table:table-cell office:value-type="string" calcext:value-type="string">
            <text:p>松崎君が</text:p>
          </table:table-cell>
          <table:table-cell office:value-type="string" calcext:value-type="string">
            <text:p>Matsuzaki</text:p>
          </table:table-cell>
          <table:table-cell office:value-type="string" calcext:value-type="string">
            <text:p>NOTE: i'm not spending countless hours adding in-engine honorific support to the images just for this one line, we can live with dropping "kun" here</text:p>
          </table:table-cell>
          <table:table-cell table:formula="of:=IF([.E216]=&quot;&quot;; &quot;untranscribed&quot;; IF([.F216]=&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C470.DAT-choice-0-2</text:p>
          </table:table-cell>
          <table:table-cell table:number-columns-repeated="2"/>
          <table:table-cell office:value-type="string" calcext:value-type="string">
            <text:p>桜子が</text:p>
          </table:table-cell>
          <table:table-cell office:value-type="string" calcext:value-type="string">
            <text:p>Sakurako</text:p>
          </table:table-cell>
          <table:table-cell office:value-type="string" calcext:value-type="string">
            <text:p>NOTE: and if it's supposed to be from yumimi's perspective, i don't know why they have "matsuzaki-kun" but not "sakurako-chan" here</text:p>
          </table:table-cell>
          <table:table-cell table:formula="of:=IF([.E217]=&quot;&quot;; &quot;untranscribed&quot;; IF([.F21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1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71D.DAT-choice-0-props</text:p>
          </table:table-cell>
          <table:table-cell office:value-type="string" calcext:value-type="string">
            <text:p>#P("tilemapId", "0x1")</text:p>
            <text:p>#P("x", "0x4")</text:p>
            <text:p>#P("y", "0x12")</text:p>
            <text:p>#P("w", "0xE")</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471D.DAT-choice-0-0</text:p>
          </table:table-cell>
          <table:table-cell table:number-columns-repeated="2"/>
          <table:table-cell office:value-type="string" calcext:value-type="string">
            <text:p>わきの木をのぼる</text:p>
          </table:table-cell>
          <table:table-cell office:value-type="string" calcext:value-type="string">
            <text:p>Climb the nearby tree</text:p>
          </table:table-cell>
          <table:table-cell/>
          <table:table-cell table:formula="of:=IF([.E220]=&quot;&quot;; &quot;untranscribed&quot;; IF([.F22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71D.DAT-choice-0-1</text:p>
          </table:table-cell>
          <table:table-cell table:number-columns-repeated="2"/>
          <table:table-cell office:value-type="string" calcext:value-type="string">
            <text:p>ジャンプしてみる</text:p>
          </table:table-cell>
          <table:table-cell office:value-type="string" calcext:value-type="string">
            <text:p>Jump for it</text:p>
          </table:table-cell>
          <table:table-cell/>
          <table:table-cell table:formula="of:=IF([.E221]=&quot;&quot;; &quot;untranscribed&quot;; IF([.F22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71D.DAT-choice-0-2</text:p>
          </table:table-cell>
          <table:table-cell table:number-columns-repeated="2"/>
          <table:table-cell office:value-type="string" calcext:value-type="string">
            <text:p>用具置き場を見る</text:p>
          </table:table-cell>
          <table:table-cell office:value-type="string" calcext:value-type="string">
            <text:p>Look in the equipment shed</text:p>
          </table:table-cell>
          <table:table-cell/>
          <table:table-cell table:formula="of:=IF([.E222]=&quot;&quot;; &quot;untranscribed&quot;; IF([.F222]=&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72.DAT-choice-0-props</text:p>
          </table:table-cell>
          <table:table-cell office:value-type="string" calcext:value-type="string">
            <text:p>#P("tilemapId", "0x1")</text:p>
            <text:p>#P("x", "0x18")</text:p>
            <text:p>#P("y", "0x13")</text:p>
            <text:p>#P("w", "0xD")</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472.DAT-choice-0-0</text:p>
          </table:table-cell>
          <table:table-cell table:number-columns-repeated="2"/>
          <table:table-cell office:value-type="string" calcext:value-type="string">
            <text:p>よく見てみる</text:p>
          </table:table-cell>
          <table:table-cell office:value-type="string" calcext:value-type="string">
            <text:p>Take a good look</text:p>
          </table:table-cell>
          <table:table-cell/>
          <table:table-cell table:formula="of:=IF([.E225]=&quot;&quot;; &quot;untranscribed&quot;; IF([.F22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72.DAT-choice-0-1</text:p>
          </table:table-cell>
          <table:table-cell table:number-columns-repeated="2"/>
          <table:table-cell office:value-type="string" calcext:value-type="string">
            <text:p>石を投げる</text:p>
          </table:table-cell>
          <table:table-cell office:value-type="string" calcext:value-type="string">
            <text:p>Throw a rock</text:p>
          </table:table-cell>
          <table:table-cell/>
          <table:table-cell table:formula="of:=IF([.E226]=&quot;&quot;; &quot;untranscribed&quot;; IF([.F22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72.DAT-choice-0-2</text:p>
          </table:table-cell>
          <table:table-cell table:number-columns-repeated="2"/>
          <table:table-cell office:value-type="string" calcext:value-type="string">
            <text:p>飛び跳ねてみる</text:p>
          </table:table-cell>
          <table:table-cell office:value-type="string" calcext:value-type="string">
            <text:p>Try hopping</text:p>
          </table:table-cell>
          <table:table-cell/>
          <table:table-cell table:formula="of:=IF([.E227]=&quot;&quot;; &quot;untranscribed&quot;; IF([.F22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5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475A.DAT-choice-0-props</text:p>
          </table:table-cell>
          <table:table-cell office:value-type="string" calcext:value-type="string">
            <text:p>#P("tilemapId", "0x1")</text:p>
            <text:p>//#P("x", "0x15")</text:p>
            <text:p><text:span text:style-name="T2">#P("x", "0x11")</text:span></text:p>
            <text:p>#P("y", "0x14")</text:p>
            <text:p>#P("w", "0xE")</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475A.DAT-choice-0-0</text:p>
          </table:table-cell>
          <table:table-cell/>
          <table:table-cell table:formula="of:=T([.D221])">
            <text:p/>
          </table:table-cell>
          <table:table-cell table:formula="of:=T([.E221])" office:value-type="string" office:string-value="ジャンプしてみる" calcext:value-type="string">
            <text:p>ジャンプしてみる</text:p>
          </table:table-cell>
          <table:table-cell table:formula="of:=T([.F221])" office:value-type="string" office:string-value="Jump for it" calcext:value-type="string">
            <text:p>Jump for it</text:p>
          </table:table-cell>
          <table:table-cell/>
          <table:table-cell table:formula="of:=IF([.E230]=&quot;&quot;; &quot;untranscribed&quot;; IF([.F23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75A.DAT-choice-0-1</text:p>
          </table:table-cell>
          <table:table-cell/>
          <table:table-cell table:formula="of:=T([.D222])">
            <text:p/>
          </table:table-cell>
          <table:table-cell table:formula="of:=T([.E222])" office:value-type="string" office:string-value="用具置き場を見る" calcext:value-type="string">
            <text:p>用具置き場を見る</text:p>
          </table:table-cell>
          <table:table-cell table:formula="of:=T([.F222])" office:value-type="string" office:string-value="Look in the equipment shed" calcext:value-type="string">
            <text:p>Look in the equipment shed</text:p>
          </table:table-cell>
          <table:table-cell/>
          <table:table-cell table:formula="of:=IF([.E231]=&quot;&quot;; &quot;untranscribed&quot;; IF([.F23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6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06A.DAT-choice-0-props</text:p>
          </table:table-cell>
          <table:table-cell office:value-type="string" calcext:value-type="string">
            <text:p>#P("tilemapId", "0x1")</text:p>
            <text:p>#P("x", "0x5")</text:p>
            <text:p>#P("y", "0x14")</text:p>
            <text:p>#P("w", "0x11")</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506A.DAT-choice-0-0</text:p>
          </table:table-cell>
          <table:table-cell table:number-columns-repeated="2"/>
          <table:table-cell office:value-type="string" calcext:value-type="string">
            <text:p>教えてもらう</text:p>
          </table:table-cell>
          <table:table-cell office:value-type="string" calcext:value-type="string">
            <text:p>Get her to tell</text:p>
          </table:table-cell>
          <table:table-cell/>
          <table:table-cell table:formula="of:=IF([.E234]=&quot;&quot;; &quot;untranscribed&quot;; IF([.F23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506A.DAT-choice-0-1</text:p>
          </table:table-cell>
          <table:table-cell table:number-columns-repeated="2"/>
          <table:table-cell office:value-type="string" calcext:value-type="string">
            <text:p>教えてくれなくていい</text:p>
          </table:table-cell>
          <table:table-cell office:value-type="string" calcext:value-type="string">
            <text:p>There's no need to tell</text:p>
          </table:table-cell>
          <table:table-cell/>
          <table:table-cell table:formula="of:=IF([.E235]=&quot;&quot;; &quot;untranscribed&quot;; IF([.F2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08A.DAT-choice-0-props</text:p>
          </table:table-cell>
          <table:table-cell table:formula="of:=T([.C146])" office:value-type="string" office:string-value="#P(&quot;tilemapId&quot;, &quot;0x1&quot;)&#10;#P(&quot;x&quot;, &quot;0x4&quot;)&#10;#P(&quot;y&quot;, &quot;0x4&quot;)&#10;#P(&quot;w&quot;, &quot;0xE&quot;)&#10;#P(&quot;h&quot;, &quot;0x4&quot;)&#10;#P(&quot;autoW&quot;, &quot;1&quot;)" calcext:value-type="string">
            <text:p>#P("tilemapId", "0x1")</text:p>
            <text:p>#P("x", "0x4")</text:p>
            <text:p>#P("y", "0x4")</text:p>
            <text:p>#P("w", "0xE")</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508A.DAT-choice-0-0</text:p>
          </table:table-cell>
          <table:table-cell table:number-columns-repeated="2"/>
          <table:table-cell office:value-type="string" calcext:value-type="string">
            <text:p>ほおずりする</text:p>
          </table:table-cell>
          <table:table-cell office:value-type="string" calcext:value-type="string">
            <text:p>Rub cheeks</text:p>
          </table:table-cell>
          <table:table-cell/>
          <table:table-cell table:formula="of:=IF([.E238]=&quot;&quot;; &quot;untranscribed&quot;; IF([.F23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508A.DAT-choice-0-1</text:p>
          </table:table-cell>
          <table:table-cell table:number-columns-repeated="2"/>
          <table:table-cell office:value-type="string" calcext:value-type="string">
            <text:p>なんとかごまかす</text:p>
          </table:table-cell>
          <table:table-cell office:value-type="string" calcext:value-type="string">
            <text:p>Trick her somehow</text:p>
          </table:table-cell>
          <table:table-cell/>
          <table:table-cell table:formula="of:=IF([.E239]=&quot;&quot;; &quot;untranscribed&quot;; IF([.F23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F.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08F.DAT-choice-0-props</text:p>
          </table:table-cell>
          <table:table-cell table:formula="of:=T([.C146])" office:value-type="string" office:string-value="#P(&quot;tilemapId&quot;, &quot;0x1&quot;)&#10;#P(&quot;x&quot;, &quot;0x4&quot;)&#10;#P(&quot;y&quot;, &quot;0x4&quot;)&#10;#P(&quot;w&quot;, &quot;0xE&quot;)&#10;#P(&quot;h&quot;, &quot;0x4&quot;)&#10;#P(&quot;autoW&quot;, &quot;1&quot;)" calcext:value-type="string">
            <text:p>#P("tilemapId", "0x1")</text:p>
            <text:p>#P("x", "0x4")</text:p>
            <text:p>#P("y", "0x4")</text:p>
            <text:p>#P("w", "0xE")</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508F.DAT-choice-0-0</text:p>
          </table:table-cell>
          <table:table-cell/>
          <table:table-cell table:formula="of:=T([.D238])">
            <text:p/>
          </table:table-cell>
          <table:table-cell table:formula="of:=T([.E238])" office:value-type="string" office:string-value="ほおずりする" calcext:value-type="string">
            <text:p>ほおずりする</text:p>
          </table:table-cell>
          <table:table-cell table:formula="of:=T([.F238])" office:value-type="string" office:string-value="Rub cheeks" calcext:value-type="string">
            <text:p>Rub cheeks</text:p>
          </table:table-cell>
          <table:table-cell/>
          <table:table-cell table:formula="of:=IF([.E242]=&quot;&quot;; &quot;untranscribed&quot;; IF([.F24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508F.DAT-choice-0-1</text:p>
          </table:table-cell>
          <table:table-cell/>
          <table:table-cell table:formula="of:=T([.D239])">
            <text:p/>
          </table:table-cell>
          <table:table-cell table:formula="of:=T([.E239])" office:value-type="string" office:string-value="なんとかごまかす" calcext:value-type="string">
            <text:p>なんとかごまかす</text:p>
          </table:table-cell>
          <table:table-cell table:formula="of:=T([.F239])" office:value-type="string" office:string-value="Trick her somehow" calcext:value-type="string">
            <text:p>Trick her somehow</text:p>
          </table:table-cell>
          <table:table-cell/>
          <table:table-cell table:formula="of:=IF([.E243]=&quot;&quot;; &quot;untranscribed&quot;; IF([.F243]=&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3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13A.DAT-choice-0-props</text:p>
          </table:table-cell>
          <table:table-cell table:formula="of:=T([.C91])" office:value-type="string" office:string-value="#P(&quot;tilemapId&quot;, &quot;0x1&quot;)&#10;#P(&quot;x&quot;, &quot;0x6&quot;)&#10;#P(&quot;y&quot;, &quot;0x12&quot;)&#10;#P(&quot;w&quot;, &quot;0xA&quot;)&#10;#P(&quot;h&quot;, &quot;0x6&quot;)&#10;#P(&quot;autoW&quot;, &quot;1&quot;)" calcext:value-type="string">
            <text:p>#P("tilemapId", "0x1")</text:p>
            <text:p>#P("x", "0x6")</text:p>
            <text:p>#P("y", "0x12")</text:p>
            <text:p>#P("w", "0xA")</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513A.DAT-choice-0-0</text:p>
          </table:table-cell>
          <table:table-cell table:number-columns-repeated="2"/>
          <table:table-cell office:value-type="string" calcext:value-type="string">
            <text:p>愛してる</text:p>
          </table:table-cell>
          <table:table-cell office:value-type="string" calcext:value-type="string">
            <text:p>I love you</text:p>
          </table:table-cell>
          <table:table-cell/>
          <table:table-cell table:formula="of:=IF([.E246]=&quot;&quot;; &quot;untranscribed&quot;; IF([.F24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513A.DAT-choice-0-1</text:p>
          </table:table-cell>
          <table:table-cell table:number-columns-repeated="2"/>
          <table:table-cell office:value-type="string" calcext:value-type="string">
            <text:p>愛してない</text:p>
          </table:table-cell>
          <table:table-cell office:value-type="string" calcext:value-type="string">
            <text:p>I don't love you</text:p>
          </table:table-cell>
          <table:table-cell/>
          <table:table-cell table:formula="of:=IF([.E247]=&quot;&quot;; &quot;untranscribed&quot;; IF([.F24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513A.DAT-choice-0-2</text:p>
          </table:table-cell>
          <table:table-cell table:number-columns-repeated="2"/>
          <table:table-cell office:value-type="string" calcext:value-type="string">
            <text:p>ごまかす</text:p>
          </table:table-cell>
          <table:table-cell office:value-type="string" calcext:value-type="string">
            <text:p>Duck the question</text:p>
          </table:table-cell>
          <table:table-cell/>
          <table:table-cell table:formula="of:=IF([.E248]=&quot;&quot;; &quot;untranscribed&quot;; IF([.F248]=&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2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602A.DAT-choice-0-props</text:p>
          </table:table-cell>
          <table:table-cell office:value-type="string" calcext:value-type="string">
            <text:p>#P("tilemapId", "0x1")</text:p>
            <text:p>#P("x", "0x4")</text:p>
            <text:p>#P("y", "0x14")</text:p>
            <text:p>#P("w", "0xD")</text:p>
            <text:p>#P("h", "0x6")</text:p>
            <text:p>#P("autoW", "1")</text:p>
          </table:table-cell>
          <table:table-cell table:number-columns-repeated="1021"/>
        </table:table-row>
        <table:table-row table:style-name="ro1">
          <table:table-cell office:value-type="string" calcext:value-type="string">
            <text:p>string</text:p>
          </table:table-cell>
          <table:table-cell office:value-type="string" calcext:value-type="string">
            <text:p>C602A.DAT-choice-0-0</text:p>
          </table:table-cell>
          <table:table-cell table:number-columns-repeated="2"/>
          <table:table-cell office:value-type="string" calcext:value-type="string">
            <text:p>ごはんを食べる</text:p>
          </table:table-cell>
          <table:table-cell office:value-type="string" calcext:value-type="string">
            <text:p>Eat dinner</text:p>
          </table:table-cell>
          <table:table-cell office:value-type="string" calcext:value-type="string">
            <text:p>NOTE: again, literally just "a meal", but that sounds odd here</text:p>
          </table:table-cell>
          <table:table-cell table:formula="of:=IF([.E251]=&quot;&quot;; &quot;untranscribed&quot;; IF([.F25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602A.DAT-choice-0-1</text:p>
          </table:table-cell>
          <table:table-cell table:number-columns-repeated="2"/>
          <table:table-cell office:value-type="string" calcext:value-type="string">
            <text:p>お風呂に入る</text:p>
          </table:table-cell>
          <table:table-cell office:value-type="string" calcext:value-type="string">
            <text:p>Take a bath</text:p>
          </table:table-cell>
          <table:table-cell/>
          <table:table-cell table:formula="of:=IF([.E252]=&quot;&quot;; &quot;untranscribed&quot;; IF([.F25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602A.DAT-choice-0-2</text:p>
          </table:table-cell>
          <table:table-cell table:number-columns-repeated="2"/>
          <table:table-cell office:value-type="string" calcext:value-type="string">
            <text:p>寝る</text:p>
          </table:table-cell>
          <table:table-cell office:value-type="string" calcext:value-type="string">
            <text:p>Go to bed</text:p>
          </table:table-cell>
          <table:table-cell/>
          <table:table-cell table:formula="of:=IF([.E253]=&quot;&quot;; &quot;untranscribed&quot;; IF([.F253]=&quot;&quot;; &quot;UNTRANSLATED&quot;; &quot;&quot;))">
            <text:p/>
          </table:table-cell>
          <table:table-cell table:number-columns-repeated="1016"/>
        </table:table-row>
        <table:table-row table:style-name="ro1">
          <table:table-cell table:number-columns-repeated="4"/>
          <table:table-cell office:value-type="string" calcext:value-type="string">
            <text:p>//==================================</text:p>
            <text:p>// File: C705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05C.DAT-choice-0-props</text:p>
          </table:table-cell>
          <table:table-cell office:value-type="string" calcext:value-type="string">
            <text:p>#P("tilemapId", "0x1")</text:p>
            <text:p>#P("x", "0x6")</text:p>
            <text:p>#P("y", "0x4")</text:p>
            <text:p>#P("w", "0xB")</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705C.DAT-choice-0-0</text:p>
          </table:table-cell>
          <table:table-cell table:number-columns-repeated="2"/>
          <table:table-cell office:value-type="string" calcext:value-type="string">
            <text:p>無理矢理通る</text:p>
          </table:table-cell>
          <table:table-cell office:value-type="string" calcext:value-type="string">
            <text:p>Reluctantly head across</text:p>
          </table:table-cell>
          <table:table-cell/>
          <table:table-cell table:formula="of:=IF([.E256]=&quot;&quot;; &quot;untranscribed&quot;; IF([.F25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705C.DAT-choice-0-1</text:p>
          </table:table-cell>
          <table:table-cell table:number-columns-repeated="2"/>
          <table:table-cell office:value-type="string" calcext:value-type="string">
            <text:p>別の道を行く</text:p>
          </table:table-cell>
          <table:table-cell office:value-type="string" calcext:value-type="string">
            <text:p>Go another way</text:p>
          </table:table-cell>
          <table:table-cell/>
          <table:table-cell table:formula="of:=IF([.E257]=&quot;&quot;; &quot;untranscribed&quot;; IF([.F2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18.DAT-choice-0-props</text:p>
          </table:table-cell>
          <table:table-cell office:value-type="string" calcext:value-type="string">
            <text:p>#P("tilemapId", "0x1")</text:p>
            <text:p>#P("x", "0x5")</text:p>
            <text:p>#P("y", "0x5")</text:p>
            <text:p>#P("w", "0x13")</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718.DAT-choice-0-0</text:p>
          </table:table-cell>
          <table:table-cell table:number-columns-repeated="2"/>
          <table:table-cell office:value-type="string" calcext:value-type="string">
            <text:p>飛びついて桜子を助ける</text:p>
          </table:table-cell>
          <table:table-cell office:value-type="string" calcext:value-type="string">
            <text:p>Spring to Sakurako's aid</text:p>
          </table:table-cell>
          <table:table-cell/>
          <table:table-cell table:formula="of:=IF([.E260]=&quot;&quot;; &quot;untranscribed&quot;; IF([.F26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718.DAT-choice-0-1</text:p>
          </table:table-cell>
          <table:table-cell table:number-columns-repeated="2"/>
          <table:table-cell office:value-type="string" calcext:value-type="string">
            <text:p>まず考える</text:p>
          </table:table-cell>
          <table:table-cell office:value-type="string" calcext:value-type="string">
            <text:p>Think it over first</text:p>
          </table:table-cell>
          <table:table-cell/>
          <table:table-cell table:formula="of:=IF([.E261]=&quot;&quot;; &quot;untranscribed&quot;; IF([.F2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0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20A.DAT-choice-0-props</text:p>
          </table:table-cell>
          <table:table-cell office:value-type="string" calcext:value-type="string">
            <text:p>#P("tilemapId", "0x1")</text:p>
            <text:p>#P("x", "0x12")</text:p>
            <text:p>#P("y", "0x12")</text:p>
            <text:p>#P("w", "0x13")</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720A.DAT-choice-0-0</text:p>
          </table:table-cell>
          <table:table-cell table:number-columns-repeated="2"/>
          <table:table-cell office:value-type="string" calcext:value-type="string">
            <text:p>カゴのネズミと引き換え</text:p>
          </table:table-cell>
          <table:table-cell office:value-type="string" calcext:value-type="string">
            <text:p>Swap for the caged mouse</text:p>
          </table:table-cell>
          <table:table-cell/>
          <table:table-cell table:formula="of:=IF([.E264]=&quot;&quot;; &quot;untranscribed&quot;; IF([.F26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720A.DAT-choice-0-1</text:p>
          </table:table-cell>
          <table:table-cell table:number-columns-repeated="2"/>
          <table:table-cell office:value-type="string" calcext:value-type="string">
            <text:p>話し合う</text:p>
          </table:table-cell>
          <table:table-cell office:value-type="string" calcext:value-type="string">
            <text:p>Talk with them</text:p>
          </table:table-cell>
          <table:table-cell/>
          <table:table-cell table:formula="of:=IF([.E265]=&quot;&quot;; &quot;untranscribed&quot;; IF([.F26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720A.DAT-choice-0-2</text:p>
          </table:table-cell>
          <table:table-cell table:number-columns-repeated="2"/>
          <table:table-cell office:value-type="string" calcext:value-type="string">
            <text:p>ひとまず逃げる</text:p>
          </table:table-cell>
          <table:table-cell office:value-type="string" calcext:value-type="string">
            <text:p>Run away for now</text:p>
          </table:table-cell>
          <table:table-cell/>
          <table:table-cell table:formula="of:=IF([.E266]=&quot;&quot;; &quot;untranscribed&quot;; IF([.F266]=&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7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27B.DAT-choice-0-props</text:p>
          </table:table-cell>
          <table:table-cell office:value-type="string" calcext:value-type="string">
            <text:p>#P("tilemapId", "0x1")</text:p>
            <text:p>#P("x", "0x4")</text:p>
            <text:p>#P("y", "0x12")</text:p>
            <text:p>#P("w", "0xA")</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727B.DAT-choice-0-0</text:p>
          </table:table-cell>
          <table:table-cell table:number-columns-repeated="2"/>
          <table:table-cell office:value-type="string" calcext:value-type="string">
            <text:p>大声で騒ぐ</text:p>
          </table:table-cell>
          <table:table-cell office:value-type="string" calcext:value-type="string">
            <text:p>Make a bunch of noise</text:p>
          </table:table-cell>
          <table:table-cell/>
          <table:table-cell table:formula="of:=IF([.E269]=&quot;&quot;; &quot;untranscribed&quot;; IF([.F26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727B.DAT-choice-0-1</text:p>
          </table:table-cell>
          <table:table-cell table:number-columns-repeated="2"/>
          <table:table-cell office:value-type="string" calcext:value-type="string">
            <text:p>根性で変身</text:p>
          </table:table-cell>
          <table:table-cell office:value-type="string" calcext:value-type="string">
            <text:p>Transform via sheer will</text:p>
          </table:table-cell>
          <table:table-cell/>
          <table:table-cell table:formula="of:=IF([.E270]=&quot;&quot;; &quot;untranscribed&quot;; IF([.F27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727B.DAT-choice-0-2</text:p>
          </table:table-cell>
          <table:table-cell table:number-columns-repeated="2"/>
          <table:table-cell office:value-type="string" calcext:value-type="string">
            <text:p>歌をうたう</text:p>
          </table:table-cell>
          <table:table-cell office:value-type="string" calcext:value-type="string">
            <text:p>Sing a song</text:p>
          </table:table-cell>
          <table:table-cell/>
          <table:table-cell table:formula="of:=IF([.E271]=&quot;&quot;; &quot;untranscribed&quot;; IF([.F271]=&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7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67A.DAT-choice-0-props</text:p>
          </table:table-cell>
          <table:table-cell office:value-type="string" calcext:value-type="string">
            <text:p>#P("tilemapId", "0x1")</text:p>
            <text:p>#P("x", "0x3")</text:p>
            <text:p>#P("y", "0x13")</text:p>
            <text:p>#P("w", "0x13")</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767A.DAT-choice-0-0</text:p>
          </table:table-cell>
          <table:table-cell table:number-columns-repeated="2"/>
          <table:table-cell office:value-type="string" calcext:value-type="string">
            <text:p>とにかくみんなを助ける</text:p>
          </table:table-cell>
          <table:table-cell office:value-type="string" calcext:value-type="string">
            <text:p>Start by rescuing them</text:p>
          </table:table-cell>
          <table:table-cell office:value-type="string" calcext:value-type="string">
            <text:p>CHECK</text:p>
          </table:table-cell>
          <table:table-cell table:formula="of:=IF([.E274]=&quot;&quot;; &quot;untranscribed&quot;; IF([.F27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767A.DAT-choice-0-1</text:p>
          </table:table-cell>
          <table:table-cell table:number-columns-repeated="2"/>
          <table:table-cell office:value-type="string" calcext:value-type="string">
            <text:p>なんとか変身する</text:p>
          </table:table-cell>
          <table:table-cell office:value-type="string" calcext:value-type="string">
            <text:p>Transform somehow</text:p>
          </table:table-cell>
          <table:table-cell/>
          <table:table-cell table:formula="of:=IF([.E275]=&quot;&quot;; &quot;untranscribed&quot;; IF([.F275]=&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7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67C.DAT-choice-0-props</text:p>
          </table:table-cell>
          <table:table-cell office:value-type="string" calcext:value-type="string">
            <text:p>#P("tilemapId", "0x1")</text:p>
            <text:p>#P("x", "0x3")</text:p>
            <text:p>#P("y", "0x12")</text:p>
            <text:p>#P("w", "0xE")</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767C.DAT-choice-0-0</text:p>
          </table:table-cell>
          <table:table-cell table:number-columns-repeated="2"/>
          <table:table-cell office:value-type="string" calcext:value-type="string">
            <text:p>２階の用具準備室</text:p>
          </table:table-cell>
          <table:table-cell office:value-type="string" calcext:value-type="string">
            <text:p>2nd floor equipment room</text:p>
          </table:table-cell>
          <table:table-cell/>
          <table:table-cell table:formula="of:=IF([.E278]=&quot;&quot;; &quot;untranscribed&quot;; IF([.F27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767C.DAT-choice-0-1</text:p>
          </table:table-cell>
          <table:table-cell table:number-columns-repeated="2"/>
          <table:table-cell office:value-type="string" calcext:value-type="string">
            <text:p>屋根の上</text:p>
          </table:table-cell>
          <table:table-cell office:value-type="string" calcext:value-type="string">
            <text:p>The roof</text:p>
          </table:table-cell>
          <table:table-cell/>
          <table:table-cell table:formula="of:=IF([.E279]=&quot;&quot;; &quot;untranscribed&quot;; IF([.F27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767C.DAT-choice-0-2</text:p>
          </table:table-cell>
          <table:table-cell table:number-columns-repeated="2"/>
          <table:table-cell office:value-type="string" calcext:value-type="string">
            <text:p>校庭</text:p>
          </table:table-cell>
          <table:table-cell office:value-type="string" calcext:value-type="string">
            <text:p>The schoolyard</text:p>
          </table:table-cell>
          <table:table-cell/>
          <table:table-cell table:formula="of:=IF([.E280]=&quot;&quot;; &quot;untranscribed&quot;; IF([.F28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9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49A.DAT-choice-0-props</text:p>
          </table:table-cell>
          <table:table-cell office:value-type="string" calcext:value-type="string">
            <text:p>#P("tilemapId", "0x1")</text:p>
            <text:p>#P("x", "0x17")</text:p>
            <text:p>#P("y", "0x5")</text:p>
            <text:p>#P("w", "0xA")</text:p>
            <text:p>#P("h", "0x4")</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949A.DAT-choice-0-0</text:p>
          </table:table-cell>
          <table:table-cell table:number-columns-repeated="2"/>
          <table:table-cell office:value-type="string" calcext:value-type="string">
            <text:p>移動</text:p>
          </table:table-cell>
          <table:table-cell office:value-type="string" calcext:value-type="string">
            <text:p>Move</text:p>
          </table:table-cell>
          <table:table-cell/>
          <table:table-cell table:formula="of:=IF([.E283]=&quot;&quot;; &quot;untranscribed&quot;; IF([.F28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949A.DAT-choice-0-1</text:p>
          </table:table-cell>
          <table:table-cell table:number-columns-repeated="2"/>
          <table:table-cell office:value-type="string" calcext:value-type="string">
            <text:p>助けを呼ぶ</text:p>
          </table:table-cell>
          <table:table-cell office:value-type="string" calcext:value-type="string">
            <text:p>Call for help</text:p>
          </table:table-cell>
          <table:table-cell/>
          <table:table-cell table:formula="of:=IF([.E284]=&quot;&quot;; &quot;untranscribed&quot;; IF([.F2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4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64A.DAT-choice-0-props</text:p>
          </table:table-cell>
          <table:table-cell office:value-type="string" calcext:value-type="string">
            <text:p>#P("tilemapId", "0x1")</text:p>
            <text:p>#P("x", "0x4")</text:p>
            <text:p>#P("y", "0x4")</text:p>
            <text:p>#P("w", "0x10")</text:p>
            <text:p>#P("h", "0x6")</text:p>
            <text:p>#P("autoW", "1")</text:p>
          </table:table-cell>
          <table:table-cell table:number-columns-repeated="1021"/>
        </table:table-row>
        <table:table-row table:style-name="ro3">
          <table:table-cell office:value-type="string" calcext:value-type="string">
            <text:p>string</text:p>
          </table:table-cell>
          <table:table-cell office:value-type="string" calcext:value-type="string">
            <text:p>C964A.DAT-choice-0-0</text:p>
          </table:table-cell>
          <table:table-cell table:number-columns-repeated="2"/>
          <table:table-cell office:value-type="string" calcext:value-type="string">
            <text:p>一緒に追いかける</text:p>
          </table:table-cell>
          <table:table-cell office:value-type="string" calcext:value-type="string">
            <text:p>Chase it with them</text:p>
          </table:table-cell>
          <table:table-cell/>
          <table:table-cell table:formula="of:=IF([.E287]=&quot;&quot;; &quot;untranscribed&quot;; IF([.F28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964A.DAT-choice-0-1</text:p>
          </table:table-cell>
          <table:table-cell table:number-columns-repeated="2"/>
          <table:table-cell office:value-type="string" calcext:value-type="string">
            <text:p>みんなを応援する</text:p>
          </table:table-cell>
          <table:table-cell office:value-type="string" calcext:value-type="string">
            <text:p>Cheer them on</text:p>
          </table:table-cell>
          <table:table-cell/>
          <table:table-cell table:formula="of:=IF([.E288]=&quot;&quot;; &quot;untranscribed&quot;; IF([.F28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964A.DAT-choice-0-2</text:p>
          </table:table-cell>
          <table:table-cell table:number-columns-repeated="2"/>
          <table:table-cell office:value-type="string" calcext:value-type="string">
            <text:p>とりあえず見ている</text:p>
          </table:table-cell>
          <table:table-cell office:value-type="string" calcext:value-type="string">
            <text:p>Just watch for now</text:p>
          </table:table-cell>
          <table:table-cell/>
          <table:table-cell table:formula="of:=IF([.E289]=&quot;&quot;; &quot;untranscribed&quot;; IF([.F289]=&quot;&quot;; &quot;UNTRANSLATED&quot;; &quot;&quot;))">
            <text:p/>
          </table:table-cell>
          <table:table-cell table:number-columns-repeated="1016"/>
        </table:table-row>
        <table:table-row table:style-name="ro3" table:number-rows-repeated="104828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1">00/00/0000</text:date>, <text:time style:data-style-name="N2" text:time-value="05:33:50.8651483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4-01T05:34:09.453248831</dc:date>
    <meta:editing-duration>P2DT2M57S</meta:editing-duration>
    <meta:editing-cycles>72</meta:editing-cycles>
    <meta:generator>LibreOffice/4.3.3.2$Linux_X86_64 LibreOffice_project/430m0$Build-2</meta:generator>
    <meta:document-statistic meta:table-count="1" meta:cell-count="1129" meta:object-count="0"/>
  </office:meta>
</office:document-meta>
</file>